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000002B4900000A518DD4C92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2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R-201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MAR-2015'.A5" table:end-x="1.936cm" table:end-y="0.237cm" draw:z-index="0" draw:name="AutoShape 1" draw:style-name="gr1" draw:text-style-name="P1" svg:width="1.768cm" svg:height="1.976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MAR-2015'.A4" table:end-x="7.799cm" table:end-y="0.37cm" draw:z-index="1" draw:name="Picture 2" draw:style-name="gr2" draw:text-style-name="P2" svg:width="7.72cm" svg:height="1.816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Março-2015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1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640" calcext:value-type="float">
            <text:p>640 </text:p>
          </table:table-cell>
          <table:table-cell table:style-name="ce15" office:value-type="float" office:value="168233" calcext:value-type="float">
            <text:p>168.233 </text:p>
          </table:table-cell>
          <table:table-cell table:style-name="ce15" office:value-type="float" office:value="49027485" calcext:value-type="float">
            <text:p>49.027.485 </text:p>
          </table:table-cell>
          <table:table-cell table:style-name="ce15" office:value-type="float" office:value="32284" calcext:value-type="float">
            <text:p>32.284 </text:p>
          </table:table-cell>
          <table:table-cell table:style-name="ce15" office:value-type="float" office:value="77418047" calcext:value-type="float">
            <text:p>77.418.047 </text:p>
          </table:table-cell>
          <table:table-cell table:style-name="ce15" office:value-type="float" office:value="58032890" calcext:value-type="float">
            <text:p>58.032.890 </text:p>
          </table:table-cell>
          <table:table-cell table:style-name="ce15" office:value-type="float" office:value="3092167" calcext:value-type="float">
            <text:p>3.092.167 </text:p>
          </table:table-cell>
          <table:table-cell table:style-name="ce15" office:value-type="float" office:value="224923663" calcext:value-type="float">
            <text:p>224.923.663 </text:p>
          </table:table-cell>
          <table:table-cell table:style-name="ce15" office:value-type="float" office:value="50538273" calcext:value-type="float">
            <text:p>50.538.273 </text:p>
          </table:table-cell>
          <table:table-cell table:style-name="ce15" office:value-type="float" office:value="6607949" calcext:value-type="float">
            <text:p>6.607.949 </text:p>
          </table:table-cell>
          <table:table-cell table:style-name="ce15" office:value-type="float" office:value="110953272" calcext:value-type="float">
            <text:p>110.953.272 </text:p>
          </table:table-cell>
          <table:table-cell table:style-name="ce15" office:value-type="float" office:value="208767" calcext:value-type="float">
            <text:p>208.767 </text:p>
          </table:table-cell>
          <table:table-cell table:style-name="ce15" office:value-type="float" office:value="2315037" calcext:value-type="float">
            <text:p>2.315.037 </text:p>
          </table:table-cell>
          <table:table-cell table:style-name="ce15" office:value-type="float" office:value="7414896" calcext:value-type="float">
            <text:p>7.414.896 </text:p>
          </table:table-cell>
          <table:table-cell table:style-name="ce15" office:value-type="float" office:value="15914542" calcext:value-type="float">
            <text:p>15.914.542 </text:p>
          </table:table-cell>
          <table:table-cell table:style-name="ce15" office:value-type="float" office:value="94678633" calcext:value-type="float">
            <text:p>94.678.633 </text:p>
          </table:table-cell>
          <table:table-cell table:style-name="ce15" office:value-type="float" office:value="148191" calcext:value-type="float">
            <text:p>148.191 </text:p>
          </table:table-cell>
          <table:table-cell table:style-name="ce15" office:value-type="float" office:value="282903872" calcext:value-type="float">
            <text:p>282.903.872 </text:p>
          </table:table-cell>
          <table:table-cell table:style-name="ce15" office:value-type="float" office:value="375240680" calcext:value-type="float">
            <text:p>375.240.680 </text:p>
          </table:table-cell>
          <table:table-cell table:style-name="ce15" office:value-type="float" office:value="5344297" calcext:value-type="float">
            <text:p>5.344.297 </text:p>
          </table:table-cell>
          <table:table-cell table:style-name="ce15" office:value-type="float" office:value="9386" calcext:value-type="float">
            <text:p>9.386 </text:p>
          </table:table-cell>
          <table:table-cell table:style-name="ce15" office:value-type="float" office:value="40123" calcext:value-type="float">
            <text:p>40.123 </text:p>
          </table:table-cell>
          <table:table-cell table:style-name="ce15" office:value-type="float" office:value="115115459" calcext:value-type="float">
            <text:p>115.115.459 </text:p>
          </table:table-cell>
          <table:table-cell table:style-name="ce15" office:value-type="float" office:value="613226994" calcext:value-type="float">
            <text:p>613.226.994 </text:p>
          </table:table-cell>
          <table:table-cell table:style-name="ce15" office:value-type="float" office:value="7486" calcext:value-type="float">
            <text:p>7.486 </text:p>
          </table:table-cell>
          <table:table-cell table:style-name="ce15" office:value-type="float" office:value="1813835052" calcext:value-type="float">
            <text:p>1.813.835.052 </text:p>
          </table:table-cell>
          <table:table-cell table:style-name="ce15" office:value-type="float" office:value="2782" calcext:value-type="float">
            <text:p>2.782 </text:p>
          </table:table-cell>
          <table:table-cell table:style-name="ce25" office:value-type="float" office:value="3907201101" calcext:value-type="float">
            <text:p>3.907.201.10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1211" calcext:value-type="float">
            <text:p>1.211 </text:p>
          </table:table-cell>
          <table:table-cell table:style-name="ce15" office:value-type="float" office:value="-20" calcext:value-type="float">
            <text:p>(20)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8597" calcext:value-type="float">
            <text:p>18.597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1569" calcext:value-type="float">
            <text:p>1.569 </text:p>
          </table:table-cell>
          <table:table-cell table:style-name="ce15" office:value-type="float" office:value="-69" calcext:value-type="float">
            <text:p>(69)</text:p>
          </table:table-cell>
          <table:table-cell table:style-name="ce15" office:value-type="float" office:value="94770" calcext:value-type="float">
            <text:p>94.770 </text:p>
          </table:table-cell>
          <table:table-cell table:style-name="ce15" office:value-type="float" office:value="-5" calcext:value-type="float">
            <text:p>(5)</text:p>
          </table:table-cell>
          <table:table-cell table:style-name="ce15" office:value-type="float" office:value="3253" calcext:value-type="float">
            <text:p>3.253 </text:p>
          </table:table-cell>
          <table:table-cell table:style-name="ce15" office:value-type="float" office:value="-30" calcext:value-type="float">
            <text:p>(30)</text:p>
          </table:table-cell>
          <table:table-cell table:style-name="ce15" office:value-type="float" office:value="-9" calcext:value-type="float">
            <text:p>(9)</text:p>
          </table:table-cell>
          <table:table-cell table:style-name="ce15" office:value-type="float" office:value="387083" calcext:value-type="float">
            <text:p>387.083 </text:p>
          </table:table-cell>
          <table:table-cell table:style-name="ce15" office:value-type="float" office:value="-93" calcext:value-type="float">
            <text:p>(93)</text:p>
          </table:table-cell>
          <table:table-cell table:style-name="ce15" office:value-type="float" office:value="9187" calcext:value-type="float">
            <text:p>9.187 </text:p>
          </table:table-cell>
          <table:table-cell table:style-name="ce15" office:value-type="float" office:value="-21" calcext:value-type="float">
            <text:p>(21)</text:p>
          </table:table-cell>
          <table:table-cell table:style-name="ce15" office:value-type="float" office:value="441712" calcext:value-type="float">
            <text:p>441.712 </text:p>
          </table:table-cell>
          <table:table-cell table:style-name="ce15" office:value-type="float" office:value="33716" calcext:value-type="float">
            <text:p>33.716 </text:p>
          </table:table-cell>
          <table:table-cell table:style-name="ce15" office:value-type="float" office:value="81" calcext:value-type="float">
            <text:p>81 </text:p>
          </table:table-cell>
          <table:table-cell table:style-name="ce15" office:value-type="float" office:value="-16" calcext:value-type="float">
            <text:p>(16)</text:p>
          </table:table-cell>
          <table:table-cell table:style-name="ce15" office:value-type="float" office:value="-2" calcext:value-type="float">
            <text:p>(2)</text:p>
          </table:table-cell>
          <table:table-cell table:style-name="ce15" office:value-type="float" office:value="623195" calcext:value-type="float">
            <text:p>623.195 </text:p>
          </table:table-cell>
          <table:table-cell table:style-name="ce15" office:value-type="float" office:value="328180" calcext:value-type="float">
            <text:p>328.180 </text:p>
          </table:table-cell>
          <table:table-cell table:style-name="ce15" office:value-type="float" office:value="-1" calcext:value-type="float">
            <text:p>(1)</text:p>
          </table:table-cell>
          <table:table-cell table:style-name="ce15" office:value-type="float" office:value="3772622" calcext:value-type="float">
            <text:p>3.772.622 </text:p>
          </table:table-cell>
          <table:table-cell table:style-name="ce15" office:value-type="float" office:value="1112" calcext:value-type="float">
            <text:p>1.112 </text:p>
          </table:table-cell>
          <table:table-cell table:style-name="ce25" office:value-type="float" office:value="5716023" calcext:value-type="float">
            <text:p>5.716.02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PI - TOTAL</text:p>
          </table:table-cell>
          <table:table-cell table:style-name="ce15" office:value-type="float" office:value="38339" calcext:value-type="float">
            <text:p>38.339 </text:p>
          </table:table-cell>
          <table:table-cell table:style-name="ce15" office:value-type="float" office:value="2335436" calcext:value-type="float">
            <text:p>2.335.436 </text:p>
          </table:table-cell>
          <table:table-cell table:style-name="ce15" office:value-type="float" office:value="12374397" calcext:value-type="float">
            <text:p>12.374.397 </text:p>
          </table:table-cell>
          <table:table-cell table:style-name="ce15" office:value-type="float" office:value="393176" calcext:value-type="float">
            <text:p>393.176 </text:p>
          </table:table-cell>
          <table:table-cell table:style-name="ce15" office:value-type="float" office:value="117523495" calcext:value-type="float">
            <text:p>117.523.495 </text:p>
          </table:table-cell>
          <table:table-cell table:style-name="ce15" office:value-type="float" office:value="42275464" calcext:value-type="float">
            <text:p>42.275.464 </text:p>
          </table:table-cell>
          <table:table-cell table:style-name="ce15" office:value-type="float" office:value="5849815" calcext:value-type="float">
            <text:p>5.849.815 </text:p>
          </table:table-cell>
          <table:table-cell table:style-name="ce15" office:value-type="float" office:value="148520957" calcext:value-type="float">
            <text:p>148.520.957 </text:p>
          </table:table-cell>
          <table:table-cell table:style-name="ce15" office:value-type="float" office:value="55089665" calcext:value-type="float">
            <text:p>55.089.665 </text:p>
          </table:table-cell>
          <table:table-cell table:style-name="ce15" office:value-type="float" office:value="11435960" calcext:value-type="float">
            <text:p>11.435.960 </text:p>
          </table:table-cell>
          <table:table-cell table:style-name="ce15" office:value-type="float" office:value="340649951" calcext:value-type="float">
            <text:p>340.649.951 </text:p>
          </table:table-cell>
          <table:table-cell table:style-name="ce15" office:value-type="float" office:value="5413414" calcext:value-type="float">
            <text:p>5.413.414 </text:p>
          </table:table-cell>
          <table:table-cell table:style-name="ce15" office:value-type="float" office:value="8631181" calcext:value-type="float">
            <text:p>8.631.181 </text:p>
          </table:table-cell>
          <table:table-cell table:style-name="ce15" office:value-type="float" office:value="7358607" calcext:value-type="float">
            <text:p>7.358.607 </text:p>
          </table:table-cell>
          <table:table-cell table:style-name="ce15" office:value-type="float" office:value="6945665" calcext:value-type="float">
            <text:p>6.945.665 </text:p>
          </table:table-cell>
          <table:table-cell table:style-name="ce15" office:value-type="float" office:value="100033270" calcext:value-type="float">
            <text:p>100.033.270 </text:p>
          </table:table-cell>
          <table:table-cell table:style-name="ce15" office:value-type="float" office:value="3624750" calcext:value-type="float">
            <text:p>3.624.750 </text:p>
          </table:table-cell>
          <table:table-cell table:style-name="ce15" office:value-type="float" office:value="270920036" calcext:value-type="float">
            <text:p>270.920.036 </text:p>
          </table:table-cell>
          <table:table-cell table:style-name="ce15" office:value-type="float" office:value="323464924" calcext:value-type="float">
            <text:p>323.464.924 </text:p>
          </table:table-cell>
          <table:table-cell table:style-name="ce15" office:value-type="float" office:value="7878821" calcext:value-type="float">
            <text:p>7.878.821 </text:p>
          </table:table-cell>
          <table:table-cell table:style-name="ce15" office:value-type="float" office:value="2225088" calcext:value-type="float">
            <text:p>2.225.088 </text:p>
          </table:table-cell>
          <table:table-cell table:style-name="ce15" office:value-type="float" office:value="30367" calcext:value-type="float">
            <text:p>30.367 </text:p>
          </table:table-cell>
          <table:table-cell table:style-name="ce15" office:value-type="float" office:value="347881148" calcext:value-type="float">
            <text:p>347.881.148 </text:p>
          </table:table-cell>
          <table:table-cell table:style-name="ce15" office:value-type="float" office:value="327414113" calcext:value-type="float">
            <text:p>327.414.113 </text:p>
          </table:table-cell>
          <table:table-cell table:style-name="ce15" office:value-type="float" office:value="8827175" calcext:value-type="float">
            <text:p>8.827.175 </text:p>
          </table:table-cell>
          <table:table-cell table:style-name="ce15" office:value-type="float" office:value="1705319052" calcext:value-type="float">
            <text:p>1.705.319.052 </text:p>
          </table:table-cell>
          <table:table-cell table:style-name="ce15" office:value-type="float" office:value="617998" calcext:value-type="float">
            <text:p>617.998 </text:p>
          </table:table-cell>
          <table:table-cell table:style-name="ce25" office:value-type="float" office:value="3863072262" calcext:value-type="float">
            <text:p>3.863.072.26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207145" calcext:value-type="float">
            <text:p>207.145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24370" calcext:value-type="float">
            <text:p>24.37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94191755" calcext:value-type="float">
            <text:p>94.191.755 </text:p>
          </table:table-cell>
          <table:table-cell table:style-name="ce15" office:value-type="float" office:value="3249" calcext:value-type="float">
            <text:p>3.249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58000" calcext:value-type="float">
            <text:p>58.000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535" calcext:value-type="float">
            <text:p>3.535 </text:p>
          </table:table-cell>
          <table:table-cell table:style-name="ce15" office:value-type="float" office:value="47691" calcext:value-type="float">
            <text:p>47.691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5260201" calcext:value-type="float">
            <text:p>35.260.201 </text:p>
          </table:table-cell>
          <table:table-cell table:style-name="ce15" office:value-type="float" office:value="18897" calcext:value-type="float">
            <text:p>18.897 </text:p>
          </table:table-cell>
          <table:table-cell table:style-name="ce15" office:value-type="float" office:value="175756" calcext:value-type="float">
            <text:p>175.756 </text:p>
          </table:table-cell>
          <table:table-cell table:style-name="ce15" office:value-type="float" office:value="590" calcext:value-type="float">
            <text:p>59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129991190" calcext:value-type="float">
            <text:p>129.991.19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54673" calcext:value-type="float">
            <text:p>54.673 </text:p>
          </table:table-cell>
          <table:table-cell table:style-name="ce15" office:value-type="float" office:value="2598175" calcext:value-type="float">
            <text:p>2.598.17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3670952" calcext:value-type="float">
            <text:p>13.670.952 </text:p>
          </table:table-cell>
          <table:table-cell table:style-name="ce15" office:value-type="float" office:value="12893539" calcext:value-type="float">
            <text:p>12.893.539 </text:p>
          </table:table-cell>
          <table:table-cell table:style-name="ce15" office:value-type="float" office:value="1993423" calcext:value-type="float">
            <text:p>1.993.423 </text:p>
          </table:table-cell>
          <table:table-cell table:style-name="ce15" office:value-type="float" office:value="519190" calcext:value-type="float">
            <text:p>519.190 </text:p>
          </table:table-cell>
          <table:table-cell table:style-name="ce15" office:value-type="float" office:value="10095723" calcext:value-type="float">
            <text:p>10.095.723 </text:p>
          </table:table-cell>
          <table:table-cell table:style-name="ce15" office:value-type="float" office:value="7338035" calcext:value-type="float">
            <text:p>7.338.035 </text:p>
          </table:table-cell>
          <table:table-cell table:style-name="ce15" office:value-type="float" office:value="14854274" calcext:value-type="float">
            <text:p>14.854.274 </text:p>
          </table:table-cell>
          <table:table-cell table:style-name="ce15" office:value-type="float" office:value="81018" calcext:value-type="float">
            <text:p>81.018 </text:p>
          </table:table-cell>
          <table:table-cell table:style-name="ce15" office:value-type="float" office:value="3698203" calcext:value-type="float">
            <text:p>3.698.203 </text:p>
          </table:table-cell>
          <table:table-cell table:style-name="ce15" office:value-type="float" office:value="2131719" calcext:value-type="float">
            <text:p>2.131.719 </text:p>
          </table:table-cell>
          <table:table-cell table:style-name="ce15" office:value-type="float" office:value="3175128" calcext:value-type="float">
            <text:p>3.175.128 </text:p>
          </table:table-cell>
          <table:table-cell table:style-name="ce15" office:value-type="float" office:value="23734250" calcext:value-type="float">
            <text:p>23.734.250 </text:p>
          </table:table-cell>
          <table:table-cell table:style-name="ce15" office:value-type="float" office:value="2013197" calcext:value-type="float">
            <text:p>2.013.197 </text:p>
          </table:table-cell>
          <table:table-cell table:style-name="ce15" office:value-type="float" office:value="6745970" calcext:value-type="float">
            <text:p>6.745.970 </text:p>
          </table:table-cell>
          <table:table-cell table:style-name="ce15" office:value-type="float" office:value="29290138" calcext:value-type="float">
            <text:p>29.290.138 </text:p>
          </table:table-cell>
          <table:table-cell table:style-name="ce15" office:value-type="float" office:value="616639" calcext:value-type="float">
            <text:p>616.639 </text:p>
          </table:table-cell>
          <table:table-cell table:style-name="ce15" office:value-type="float" office:value="3251" calcext:value-type="float">
            <text:p>3.251 </text:p>
          </table:table-cell>
          <table:table-cell table:style-name="ce15" office:value-type="float" office:value="10467" calcext:value-type="float">
            <text:p>10.467 </text:p>
          </table:table-cell>
          <table:table-cell table:style-name="ce15" office:value-type="float" office:value="16576617" calcext:value-type="float">
            <text:p>16.576.617 </text:p>
          </table:table-cell>
          <table:table-cell table:style-name="ce15" office:value-type="float" office:value="8237356" calcext:value-type="float">
            <text:p>8.237.356 </text:p>
          </table:table-cell>
          <table:table-cell table:style-name="ce15" office:value-type="float" office:value="4414078" calcext:value-type="float">
            <text:p>4.414.078 </text:p>
          </table:table-cell>
          <table:table-cell table:style-name="ce15" office:value-type="float" office:value="77211658" calcext:value-type="float">
            <text:p>77.211.65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241957673" calcext:value-type="float">
            <text:p>241.957.67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AUTOMÓVEIS</text:p>
          </table:table-cell>
          <table:table-cell table:style-name="ce15" office:value-type="float" office:value="1018" calcext:value-type="float">
            <text:p>1.01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115" calcext:value-type="float">
            <text:p>8.11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5239" calcext:value-type="float">
            <text:p>25.239 </text:p>
          </table:table-cell>
          <table:table-cell table:style-name="ce15" office:value-type="float" office:value="10238" calcext:value-type="float">
            <text:p>10.23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9066247" calcext:value-type="float">
            <text:p>9.066.247 </text:p>
          </table:table-cell>
          <table:table-cell table:style-name="ce15" office:value-type="float" office:value="18578348" calcext:value-type="float">
            <text:p>18.578.34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0412028" calcext:value-type="float">
            <text:p>80.412.02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291" calcext:value-type="float">
            <text:p>4.291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694720" calcext:value-type="float">
            <text:p>1.694.720 </text:p>
          </table:table-cell>
          <table:table-cell table:style-name="ce15" office:value-type="float" office:value="3491" calcext:value-type="float">
            <text:p>3.491 </text:p>
          </table:table-cell>
          <table:table-cell table:style-name="ce15" office:value-type="float" office:value="29686224" calcext:value-type="float">
            <text:p>29.686.224 </text:p>
          </table:table-cell>
          <table:table-cell table:style-name="ce15" office:value-type="float" office:value="28159251" calcext:value-type="float">
            <text:p>28.159.25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51421" calcext:value-type="float">
            <text:p>51.42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56870103" calcext:value-type="float">
            <text:p>56.870.103 </text:p>
          </table:table-cell>
          <table:table-cell table:style-name="ce15" office:value-type="float" office:value="6755791" calcext:value-type="float">
            <text:p>6.755.79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68650634" calcext:value-type="float">
            <text:p>168.650.63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399977158" calcext:value-type="float">
            <text:p>399.977.15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float" office:value="6511" calcext:value-type="float">
            <text:p>6.511 </text:p>
          </table:table-cell>
          <table:table-cell table:style-name="ce15" office:value-type="float" office:value="7618" calcext:value-type="float">
            <text:p>7.618 </text:p>
          </table:table-cell>
          <table:table-cell table:style-name="ce15" office:value-type="float" office:value="5038108" calcext:value-type="float">
            <text:p>5.038.108 </text:p>
          </table:table-cell>
          <table:table-cell table:style-name="ce15" office:value-type="float" office:value="199908" calcext:value-type="float">
            <text:p>199.908 </text:p>
          </table:table-cell>
          <table:table-cell table:style-name="ce15" office:value-type="float" office:value="52279085" calcext:value-type="float">
            <text:p>52.279.085 </text:p>
          </table:table-cell>
          <table:table-cell table:style-name="ce15" office:value-type="float" office:value="20302895" calcext:value-type="float">
            <text:p>20.302.895 </text:p>
          </table:table-cell>
          <table:table-cell table:style-name="ce15" office:value-type="float" office:value="441616" calcext:value-type="float">
            <text:p>441.616 </text:p>
          </table:table-cell>
          <table:table-cell table:style-name="ce15" office:value-type="float" office:value="110343526" calcext:value-type="float">
            <text:p>110.343.526 </text:p>
          </table:table-cell>
          <table:table-cell table:style-name="ce15" office:value-type="float" office:value="11897698" calcext:value-type="float">
            <text:p>11.897.698 </text:p>
          </table:table-cell>
          <table:table-cell table:style-name="ce15" office:value-type="float" office:value="3373631" calcext:value-type="float">
            <text:p>3.373.631 </text:p>
          </table:table-cell>
          <table:table-cell table:style-name="ce15" office:value-type="float" office:value="58104378" calcext:value-type="float">
            <text:p>58.104.378 </text:p>
          </table:table-cell>
          <table:table-cell table:style-name="ce15" office:value-type="float" office:value="63626" calcext:value-type="float">
            <text:p>63.626 </text:p>
          </table:table-cell>
          <table:table-cell table:style-name="ce15" office:value-type="float" office:value="1369685" calcext:value-type="float">
            <text:p>1.369.685 </text:p>
          </table:table-cell>
          <table:table-cell table:style-name="ce15" office:value-type="float" office:value="2072254" calcext:value-type="float">
            <text:p>2.072.254 </text:p>
          </table:table-cell>
          <table:table-cell table:style-name="ce15" office:value-type="float" office:value="1582031" calcext:value-type="float">
            <text:p>1.582.031 </text:p>
          </table:table-cell>
          <table:table-cell table:style-name="ce15" office:value-type="float" office:value="38699743" calcext:value-type="float">
            <text:p>38.699.743 </text:p>
          </table:table-cell>
          <table:table-cell table:style-name="ce15" office:value-type="float" office:value="1199" calcext:value-type="float">
            <text:p>1.199 </text:p>
          </table:table-cell>
          <table:table-cell table:style-name="ce15" office:value-type="float" office:value="130720190" calcext:value-type="float">
            <text:p>130.720.190 </text:p>
          </table:table-cell>
          <table:table-cell table:style-name="ce15" office:value-type="float" office:value="170885365" calcext:value-type="float">
            <text:p>170.885.365 </text:p>
          </table:table-cell>
          <table:table-cell table:style-name="ce15" office:value-type="float" office:value="4683059" calcext:value-type="float">
            <text:p>4.683.05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430" calcext:value-type="float">
            <text:p>4.430 </text:p>
          </table:table-cell>
          <table:table-cell table:style-name="ce15" office:value-type="float" office:value="137421880" calcext:value-type="float">
            <text:p>137.421.880 </text:p>
          </table:table-cell>
          <table:table-cell table:style-name="ce15" office:value-type="float" office:value="202210630" calcext:value-type="float">
            <text:p>202.210.630 </text:p>
          </table:table-cell>
          <table:table-cell table:style-name="ce15" office:value-type="float" office:value="2895" calcext:value-type="float">
            <text:p>2.895 </text:p>
          </table:table-cell>
          <table:table-cell table:style-name="ce15" office:value-type="float" office:value="620716728" calcext:value-type="float">
            <text:p>620.716.72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1572428688" calcext:value-type="float">
            <text:p>1.572.428.68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30810" calcext:value-type="float">
            <text:p>30.810 </text:p>
          </table:table-cell>
          <table:table-cell table:style-name="ce15" office:value-type="float" office:value="2273144" calcext:value-type="float">
            <text:p>2.273.144 </text:p>
          </table:table-cell>
          <table:table-cell table:style-name="ce15" office:value-type="float" office:value="4729999" calcext:value-type="float">
            <text:p>4.729.999 </text:p>
          </table:table-cell>
          <table:table-cell table:style-name="ce15" office:value-type="float" office:value="193269" calcext:value-type="float">
            <text:p>193.269 </text:p>
          </table:table-cell>
          <table:table-cell table:style-name="ce15" office:value-type="float" office:value="51341074" calcext:value-type="float">
            <text:p>51.341.074 </text:p>
          </table:table-cell>
          <table:table-cell table:style-name="ce15" office:value-type="float" office:value="9068791" calcext:value-type="float">
            <text:p>9.068.791 </text:p>
          </table:table-cell>
          <table:table-cell table:style-name="ce15" office:value-type="float" office:value="3414776" calcext:value-type="float">
            <text:p>3.414.776 </text:p>
          </table:table-cell>
          <table:table-cell table:style-name="ce15" office:value-type="float" office:value="28591994" calcext:value-type="float">
            <text:p>28.591.994 </text:p>
          </table:table-cell>
          <table:table-cell table:style-name="ce15" office:value-type="float" office:value="14493525" calcext:value-type="float">
            <text:p>14.493.525 </text:p>
          </table:table-cell>
          <table:table-cell table:style-name="ce15" office:value-type="float" office:value="724294" calcext:value-type="float">
            <text:p>724.294 </text:p>
          </table:table-cell>
          <table:table-cell table:style-name="ce15" office:value-type="float" office:value="93087516" calcext:value-type="float">
            <text:p>93.087.516 </text:p>
          </table:table-cell>
          <table:table-cell table:style-name="ce15" office:value-type="float" office:value="5265521" calcext:value-type="float">
            <text:p>5.265.521 </text:p>
          </table:table-cell>
          <table:table-cell table:style-name="ce15" office:value-type="float" office:value="3559003" calcext:value-type="float">
            <text:p>3.559.003 </text:p>
          </table:table-cell>
          <table:table-cell table:style-name="ce15" office:value-type="float" office:value="3154634" calcext:value-type="float">
            <text:p>3.154.634 </text:p>
          </table:table-cell>
          <table:table-cell table:style-name="ce15" office:value-type="float" office:value="2188506" calcext:value-type="float">
            <text:p>2.188.506 </text:p>
          </table:table-cell>
          <table:table-cell table:style-name="ce15" office:value-type="float" office:value="35846557" calcext:value-type="float">
            <text:p>35.846.557 </text:p>
          </table:table-cell>
          <table:table-cell table:style-name="ce15" office:value-type="float" office:value="1606864" calcext:value-type="float">
            <text:p>1.606.864 </text:p>
          </table:table-cell>
          <table:table-cell table:style-name="ce15" office:value-type="float" office:value="103767652" calcext:value-type="float">
            <text:p>103.767.652 </text:p>
          </table:table-cell>
          <table:table-cell table:style-name="ce15" office:value-type="float" office:value="95126635" calcext:value-type="float">
            <text:p>95.126.635 </text:p>
          </table:table-cell>
          <table:table-cell table:style-name="ce15" office:value-type="float" office:value="2531433" calcext:value-type="float">
            <text:p>2.531.433 </text:p>
          </table:table-cell>
          <table:table-cell table:style-name="ce15" office:value-type="float" office:value="2170416" calcext:value-type="float">
            <text:p>2.170.416 </text:p>
          </table:table-cell>
          <table:table-cell table:style-name="ce15" office:value-type="float" office:value="15470" calcext:value-type="float">
            <text:p>15.470 </text:p>
          </table:table-cell>
          <table:table-cell table:style-name="ce15" office:value-type="float" office:value="101752347" calcext:value-type="float">
            <text:p>101.752.347 </text:p>
          </table:table-cell>
          <table:table-cell table:style-name="ce15" office:value-type="float" office:value="110191439" calcext:value-type="float">
            <text:p>110.191.439 </text:p>
          </table:table-cell>
          <table:table-cell table:style-name="ce15" office:value-type="float" office:value="4234447" calcext:value-type="float">
            <text:p>4.234.447 </text:p>
          </table:table-cell>
          <table:table-cell table:style-name="ce15" office:value-type="float" office:value="838739442" calcext:value-type="float">
            <text:p>838.739.442 </text:p>
          </table:table-cell>
          <table:table-cell table:style-name="ce15" office:value-type="float" office:value="617998" calcext:value-type="float">
            <text:p>617.998 </text:p>
          </table:table-cell>
          <table:table-cell table:style-name="ce25" office:value-type="float" office:value="1518717553" calcext:value-type="float">
            <text:p>1.518.717.55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13008561" calcext:value-type="float">
            <text:p>13.008.561 </text:p>
          </table:table-cell>
          <table:table-cell table:style-name="ce15" office:value-type="float" office:value="42981861" calcext:value-type="float">
            <text:p>42.981.861 </text:p>
          </table:table-cell>
          <table:table-cell table:style-name="ce15" office:value-type="float" office:value="268568903" calcext:value-type="float">
            <text:p>268.568.903 </text:p>
          </table:table-cell>
          <table:table-cell table:style-name="ce15" office:value-type="float" office:value="9930682" calcext:value-type="float">
            <text:p>9.930.682 </text:p>
          </table:table-cell>
          <table:table-cell table:style-name="ce15" office:value-type="float" office:value="294754214" calcext:value-type="float">
            <text:p>294.754.214 </text:p>
          </table:table-cell>
          <table:table-cell table:style-name="ce15" office:value-type="float" office:value="224520524" calcext:value-type="float">
            <text:p>224.520.524 </text:p>
          </table:table-cell>
          <table:table-cell table:style-name="ce15" office:value-type="float" office:value="2785996727" calcext:value-type="float">
            <text:p>2.785.996.727 </text:p>
          </table:table-cell>
          <table:table-cell table:style-name="ce15" office:value-type="float" office:value="183444504" calcext:value-type="float">
            <text:p>183.444.504 </text:p>
          </table:table-cell>
          <table:table-cell table:style-name="ce15" office:value-type="float" office:value="186698691" calcext:value-type="float">
            <text:p>186.698.691 </text:p>
          </table:table-cell>
          <table:table-cell table:style-name="ce15" office:value-type="float" office:value="72836444" calcext:value-type="float">
            <text:p>72.836.444 </text:p>
          </table:table-cell>
          <table:table-cell table:style-name="ce15" office:value-type="float" office:value="1071904734" calcext:value-type="float">
            <text:p>1.071.904.734 </text:p>
          </table:table-cell>
          <table:table-cell table:style-name="ce15" office:value-type="float" office:value="83644830" calcext:value-type="float">
            <text:p>83.644.830 </text:p>
          </table:table-cell>
          <table:table-cell table:style-name="ce15" office:value-type="float" office:value="114046622" calcext:value-type="float">
            <text:p>114.046.622 </text:p>
          </table:table-cell>
          <table:table-cell table:style-name="ce15" office:value-type="float" office:value="179495826" calcext:value-type="float">
            <text:p>179.495.826 </text:p>
          </table:table-cell>
          <table:table-cell table:style-name="ce15" office:value-type="float" office:value="81819669" calcext:value-type="float">
            <text:p>81.819.669 </text:p>
          </table:table-cell>
          <table:table-cell table:style-name="ce15" office:value-type="float" office:value="276626138" calcext:value-type="float">
            <text:p>276.626.138 </text:p>
          </table:table-cell>
          <table:table-cell table:style-name="ce15" office:value-type="float" office:value="44870661" calcext:value-type="float">
            <text:p>44.870.661 </text:p>
          </table:table-cell>
          <table:table-cell table:style-name="ce15" office:value-type="float" office:value="902636501" calcext:value-type="float">
            <text:p>902.636.501 </text:p>
          </table:table-cell>
          <table:table-cell table:style-name="ce15" office:value-type="float" office:value="4818232814" calcext:value-type="float">
            <text:p>4.818.232.814 </text:p>
          </table:table-cell>
          <table:table-cell table:style-name="ce15" office:value-type="float" office:value="76426373" calcext:value-type="float">
            <text:p>76.426.373 </text:p>
          </table:table-cell>
          <table:table-cell table:style-name="ce15" office:value-type="float" office:value="40993347" calcext:value-type="float">
            <text:p>40.993.347 </text:p>
          </table:table-cell>
          <table:table-cell table:style-name="ce15" office:value-type="float" office:value="10771272" calcext:value-type="float">
            <text:p>10.771.272 </text:p>
          </table:table-cell>
          <table:table-cell table:style-name="ce15" office:value-type="float" office:value="723134162" calcext:value-type="float">
            <text:p>723.134.162 </text:p>
          </table:table-cell>
          <table:table-cell table:style-name="ce15" office:value-type="float" office:value="432742141" calcext:value-type="float">
            <text:p>432.742.141 </text:p>
          </table:table-cell>
          <table:table-cell table:style-name="ce15" office:value-type="float" office:value="53149567" calcext:value-type="float">
            <text:p>53.149.567 </text:p>
          </table:table-cell>
          <table:table-cell table:style-name="ce15" office:value-type="float" office:value="11919824014" calcext:value-type="float">
            <text:p>11.919.824.014 </text:p>
          </table:table-cell>
          <table:table-cell table:style-name="ce15" office:value-type="float" office:value="22927690" calcext:value-type="float">
            <text:p>22.927.690 </text:p>
          </table:table-cell>
          <table:table-cell table:style-name="ce25" office:value-type="float" office:value="24935987472" calcext:value-type="float">
            <text:p>24.935.987.47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1393955" calcext:value-type="float">
            <text:p>1.393.955 </text:p>
          </table:table-cell>
          <table:table-cell table:style-name="ce15" office:value-type="float" office:value="5758283" calcext:value-type="float">
            <text:p>5.758.283 </text:p>
          </table:table-cell>
          <table:table-cell table:style-name="ce15" office:value-type="float" office:value="8847012" calcext:value-type="float">
            <text:p>8.847.012 </text:p>
          </table:table-cell>
          <table:table-cell table:style-name="ce15" office:value-type="float" office:value="1830541" calcext:value-type="float">
            <text:p>1.830.541 </text:p>
          </table:table-cell>
          <table:table-cell table:style-name="ce15" office:value-type="float" office:value="23625309" calcext:value-type="float">
            <text:p>23.625.309 </text:p>
          </table:table-cell>
          <table:table-cell table:style-name="ce15" office:value-type="float" office:value="15249586" calcext:value-type="float">
            <text:p>15.249.586 </text:p>
          </table:table-cell>
          <table:table-cell table:style-name="ce15" office:value-type="float" office:value="39908494" calcext:value-type="float">
            <text:p>39.908.494 </text:p>
          </table:table-cell>
          <table:table-cell table:style-name="ce15" office:value-type="float" office:value="13770796" calcext:value-type="float">
            <text:p>13.770.796 </text:p>
          </table:table-cell>
          <table:table-cell table:style-name="ce15" office:value-type="float" office:value="22769634" calcext:value-type="float">
            <text:p>22.769.634 </text:p>
          </table:table-cell>
          <table:table-cell table:style-name="ce15" office:value-type="float" office:value="8595883" calcext:value-type="float">
            <text:p>8.595.883 </text:p>
          </table:table-cell>
          <table:table-cell table:style-name="ce15" office:value-type="float" office:value="83168641" calcext:value-type="float">
            <text:p>83.168.641 </text:p>
          </table:table-cell>
          <table:table-cell table:style-name="ce15" office:value-type="float" office:value="11085774" calcext:value-type="float">
            <text:p>11.085.774 </text:p>
          </table:table-cell>
          <table:table-cell table:style-name="ce15" office:value-type="float" office:value="9960836" calcext:value-type="float">
            <text:p>9.960.836 </text:p>
          </table:table-cell>
          <table:table-cell table:style-name="ce15" office:value-type="float" office:value="11969755" calcext:value-type="float">
            <text:p>11.969.755 </text:p>
          </table:table-cell>
          <table:table-cell table:style-name="ce15" office:value-type="float" office:value="8547681" calcext:value-type="float">
            <text:p>8.547.681 </text:p>
          </table:table-cell>
          <table:table-cell table:style-name="ce15" office:value-type="float" office:value="21064609" calcext:value-type="float">
            <text:p>21.064.609 </text:p>
          </table:table-cell>
          <table:table-cell table:style-name="ce15" office:value-type="float" office:value="5183406" calcext:value-type="float">
            <text:p>5.183.406 </text:p>
          </table:table-cell>
          <table:table-cell table:style-name="ce15" office:value-type="float" office:value="52046718" calcext:value-type="float">
            <text:p>52.046.718 </text:p>
          </table:table-cell>
          <table:table-cell table:style-name="ce15" office:value-type="float" office:value="207724323" calcext:value-type="float">
            <text:p>207.724.323 </text:p>
          </table:table-cell>
          <table:table-cell table:style-name="ce15" office:value-type="float" office:value="7215358" calcext:value-type="float">
            <text:p>7.215.358 </text:p>
          </table:table-cell>
          <table:table-cell table:style-name="ce15" office:value-type="float" office:value="4379560" calcext:value-type="float">
            <text:p>4.379.560 </text:p>
          </table:table-cell>
          <table:table-cell table:style-name="ce15" office:value-type="float" office:value="1327503" calcext:value-type="float">
            <text:p>1.327.503 </text:p>
          </table:table-cell>
          <table:table-cell table:style-name="ce15" office:value-type="float" office:value="67935212" calcext:value-type="float">
            <text:p>67.935.212 </text:p>
          </table:table-cell>
          <table:table-cell table:style-name="ce15" office:value-type="float" office:value="33953126" calcext:value-type="float">
            <text:p>33.953.126 </text:p>
          </table:table-cell>
          <table:table-cell table:style-name="ce15" office:value-type="float" office:value="6645167" calcext:value-type="float">
            <text:p>6.645.167 </text:p>
          </table:table-cell>
          <table:table-cell table:style-name="ce15" office:value-type="float" office:value="543959347" calcext:value-type="float">
            <text:p>543.959.347 </text:p>
          </table:table-cell>
          <table:table-cell table:style-name="ce15" office:value-type="float" office:value="2209401" calcext:value-type="float">
            <text:p>2.209.401 </text:p>
          </table:table-cell>
          <table:table-cell table:style-name="ce25" office:value-type="float" office:value="1220125910" calcext:value-type="float">
            <text:p>1.220.125.91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5235269" calcext:value-type="float">
            <text:p>5.235.269 </text:p>
          </table:table-cell>
          <table:table-cell table:style-name="ce15" office:value-type="float" office:value="15085323" calcext:value-type="float">
            <text:p>15.085.323 </text:p>
          </table:table-cell>
          <table:table-cell table:style-name="ce15" office:value-type="float" office:value="153070997" calcext:value-type="float">
            <text:p>153.070.997 </text:p>
          </table:table-cell>
          <table:table-cell table:style-name="ce15" office:value-type="float" office:value="4441373" calcext:value-type="float">
            <text:p>4.441.373 </text:p>
          </table:table-cell>
          <table:table-cell table:style-name="ce15" office:value-type="float" office:value="134854963" calcext:value-type="float">
            <text:p>134.854.963 </text:p>
          </table:table-cell>
          <table:table-cell table:style-name="ce15" office:value-type="float" office:value="85869458" calcext:value-type="float">
            <text:p>85.869.458 </text:p>
          </table:table-cell>
          <table:table-cell table:style-name="ce15" office:value-type="float" office:value="274637283" calcext:value-type="float">
            <text:p>274.637.283 </text:p>
          </table:table-cell>
          <table:table-cell table:style-name="ce15" office:value-type="float" office:value="86715445" calcext:value-type="float">
            <text:p>86.715.445 </text:p>
          </table:table-cell>
          <table:table-cell table:style-name="ce15" office:value-type="float" office:value="80309941" calcext:value-type="float">
            <text:p>80.309.941 </text:p>
          </table:table-cell>
          <table:table-cell table:style-name="ce15" office:value-type="float" office:value="32652344" calcext:value-type="float">
            <text:p>32.652.344 </text:p>
          </table:table-cell>
          <table:table-cell table:style-name="ce15" office:value-type="float" office:value="494099975" calcext:value-type="float">
            <text:p>494.099.975 </text:p>
          </table:table-cell>
          <table:table-cell table:style-name="ce15" office:value-type="float" office:value="40911200" calcext:value-type="float">
            <text:p>40.911.200 </text:p>
          </table:table-cell>
          <table:table-cell table:style-name="ce15" office:value-type="float" office:value="53537556" calcext:value-type="float">
            <text:p>53.537.556 </text:p>
          </table:table-cell>
          <table:table-cell table:style-name="ce15" office:value-type="float" office:value="99143018" calcext:value-type="float">
            <text:p>99.143.018 </text:p>
          </table:table-cell>
          <table:table-cell table:style-name="ce15" office:value-type="float" office:value="31832342" calcext:value-type="float">
            <text:p>31.832.342 </text:p>
          </table:table-cell>
          <table:table-cell table:style-name="ce15" office:value-type="float" office:value="119254570" calcext:value-type="float">
            <text:p>119.254.570 </text:p>
          </table:table-cell>
          <table:table-cell table:style-name="ce15" office:value-type="float" office:value="19284327" calcext:value-type="float">
            <text:p>19.284.327 </text:p>
          </table:table-cell>
          <table:table-cell table:style-name="ce15" office:value-type="float" office:value="358674379" calcext:value-type="float">
            <text:p>358.674.379 </text:p>
          </table:table-cell>
          <table:table-cell table:style-name="ce15" office:value-type="float" office:value="2412556269" calcext:value-type="float">
            <text:p>2.412.556.269 </text:p>
          </table:table-cell>
          <table:table-cell table:style-name="ce15" office:value-type="float" office:value="27136529" calcext:value-type="float">
            <text:p>27.136.529 </text:p>
          </table:table-cell>
          <table:table-cell table:style-name="ce15" office:value-type="float" office:value="20383225" calcext:value-type="float">
            <text:p>20.383.225 </text:p>
          </table:table-cell>
          <table:table-cell table:style-name="ce15" office:value-type="float" office:value="4015783" calcext:value-type="float">
            <text:p>4.015.783 </text:p>
          </table:table-cell>
          <table:table-cell table:style-name="ce15" office:value-type="float" office:value="267565721" calcext:value-type="float">
            <text:p>267.565.721 </text:p>
          </table:table-cell>
          <table:table-cell table:style-name="ce15" office:value-type="float" office:value="216442290" calcext:value-type="float">
            <text:p>216.442.290 </text:p>
          </table:table-cell>
          <table:table-cell table:style-name="ce15" office:value-type="float" office:value="16017224" calcext:value-type="float">
            <text:p>16.017.224 </text:p>
          </table:table-cell>
          <table:table-cell table:style-name="ce15" office:value-type="float" office:value="4454405737" calcext:value-type="float">
            <text:p>4.454.405.737 </text:p>
          </table:table-cell>
          <table:table-cell table:style-name="ce15" office:value-type="float" office:value="13045561" calcext:value-type="float">
            <text:p>13.045.561 </text:p>
          </table:table-cell>
          <table:table-cell table:style-name="ce25" office:value-type="float" office:value="9521178102" calcext:value-type="float">
            <text:p>9.521.178.10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6185" calcext:value-type="float">
            <text:p>36.185 </text:p>
          </table:table-cell>
          <table:table-cell table:style-name="ce15" office:value-type="float" office:value="181942" calcext:value-type="float">
            <text:p>181.942 </text:p>
          </table:table-cell>
          <table:table-cell table:style-name="ce15" office:value-type="float" office:value="226" calcext:value-type="float">
            <text:p>226 </text:p>
          </table:table-cell>
          <table:table-cell table:style-name="ce15" office:value-type="float" office:value="8669141" calcext:value-type="float">
            <text:p>8.669.141 </text:p>
          </table:table-cell>
          <table:table-cell table:style-name="ce15" office:value-type="float" office:value="18238396" calcext:value-type="float">
            <text:p>18.238.396 </text:p>
          </table:table-cell>
          <table:table-cell table:style-name="ce15" office:value-type="float" office:value="43033042" calcext:value-type="float">
            <text:p>43.033.042 </text:p>
          </table:table-cell>
          <table:table-cell table:style-name="ce15" office:value-type="float" office:value="5904210" calcext:value-type="float">
            <text:p>5.904.210 </text:p>
          </table:table-cell>
          <table:table-cell table:style-name="ce15" office:value-type="float" office:value="55950" calcext:value-type="float">
            <text:p>55.95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896726" calcext:value-type="float">
            <text:p>4.896.726 </text:p>
          </table:table-cell>
          <table:table-cell table:style-name="ce15" office:value-type="float" office:value="10267" calcext:value-type="float">
            <text:p>10.267 </text:p>
          </table:table-cell>
          <table:table-cell table:style-name="ce15" office:value-type="float" office:value="65064" calcext:value-type="float">
            <text:p>65.064 </text:p>
          </table:table-cell>
          <table:table-cell table:style-name="ce15" office:value-type="float" office:value="55737223" calcext:value-type="float">
            <text:p>55.737.223 </text:p>
          </table:table-cell>
          <table:table-cell table:style-name="ce15" office:value-type="float" office:value="1951" calcext:value-type="float">
            <text:p>1.951 </text:p>
          </table:table-cell>
          <table:table-cell table:style-name="ce15" office:value-type="float" office:value="8039492" calcext:value-type="float">
            <text:p>8.039.49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59728652" calcext:value-type="float">
            <text:p>59.728.652 </text:p>
          </table:table-cell>
          <table:table-cell table:style-name="ce15" office:value-type="float" office:value="1029381500" calcext:value-type="float">
            <text:p>1.029.381.500 </text:p>
          </table:table-cell>
          <table:table-cell table:style-name="ce15" office:value-type="float" office:value="82505" calcext:value-type="float">
            <text:p>82.505 </text:p>
          </table:table-cell>
          <table:table-cell table:style-name="ce15" office:value-type="float" office:value="155" calcext:value-type="float">
            <text:p>15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7029019" calcext:value-type="float">
            <text:p>27.029.019 </text:p>
          </table:table-cell>
          <table:table-cell table:style-name="ce15" office:value-type="float" office:value="1391103" calcext:value-type="float">
            <text:p>1.391.103 </text:p>
          </table:table-cell>
          <table:table-cell table:style-name="ce15" office:value-type="float" office:value="460883" calcext:value-type="float">
            <text:p>460.883 </text:p>
          </table:table-cell>
          <table:table-cell table:style-name="ce15" office:value-type="float" office:value="1659104306" calcext:value-type="float">
            <text:p>1.659.104.306 </text:p>
          </table:table-cell>
          <table:table-cell table:style-name="ce15" office:value-type="float" office:value="7295" calcext:value-type="float">
            <text:p>7.295 </text:p>
          </table:table-cell>
          <table:table-cell table:style-name="ce25" office:value-type="float" office:value="2922055230" calcext:value-type="float">
            <text:p>2.922.055.23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5235269" calcext:value-type="float">
            <text:p>5.235.269 </text:p>
          </table:table-cell>
          <table:table-cell table:style-name="ce15" office:value-type="float" office:value="15049138" calcext:value-type="float">
            <text:p>15.049.138 </text:p>
          </table:table-cell>
          <table:table-cell table:style-name="ce15" office:value-type="float" office:value="152889055" calcext:value-type="float">
            <text:p>152.889.055 </text:p>
          </table:table-cell>
          <table:table-cell table:style-name="ce15" office:value-type="float" office:value="4441148" calcext:value-type="float">
            <text:p>4.441.148 </text:p>
          </table:table-cell>
          <table:table-cell table:style-name="ce15" office:value-type="float" office:value="126185822" calcext:value-type="float">
            <text:p>126.185.822 </text:p>
          </table:table-cell>
          <table:table-cell table:style-name="ce15" office:value-type="float" office:value="67631062" calcext:value-type="float">
            <text:p>67.631.062 </text:p>
          </table:table-cell>
          <table:table-cell table:style-name="ce15" office:value-type="float" office:value="231604241" calcext:value-type="float">
            <text:p>231.604.241 </text:p>
          </table:table-cell>
          <table:table-cell table:style-name="ce15" office:value-type="float" office:value="80811234" calcext:value-type="float">
            <text:p>80.811.234 </text:p>
          </table:table-cell>
          <table:table-cell table:style-name="ce15" office:value-type="float" office:value="80253991" calcext:value-type="float">
            <text:p>80.253.991 </text:p>
          </table:table-cell>
          <table:table-cell table:style-name="ce15" office:value-type="float" office:value="32652344" calcext:value-type="float">
            <text:p>32.652.344 </text:p>
          </table:table-cell>
          <table:table-cell table:style-name="ce15" office:value-type="float" office:value="489203249" calcext:value-type="float">
            <text:p>489.203.249 </text:p>
          </table:table-cell>
          <table:table-cell table:style-name="ce15" office:value-type="float" office:value="40900933" calcext:value-type="float">
            <text:p>40.900.933 </text:p>
          </table:table-cell>
          <table:table-cell table:style-name="ce15" office:value-type="float" office:value="53472492" calcext:value-type="float">
            <text:p>53.472.492 </text:p>
          </table:table-cell>
          <table:table-cell table:style-name="ce15" office:value-type="float" office:value="43405794" calcext:value-type="float">
            <text:p>43.405.794 </text:p>
          </table:table-cell>
          <table:table-cell table:style-name="ce15" office:value-type="float" office:value="31830392" calcext:value-type="float">
            <text:p>31.830.392 </text:p>
          </table:table-cell>
          <table:table-cell table:style-name="ce15" office:value-type="float" office:value="111215079" calcext:value-type="float">
            <text:p>111.215.079 </text:p>
          </table:table-cell>
          <table:table-cell table:style-name="ce15" office:value-type="float" office:value="19284327" calcext:value-type="float">
            <text:p>19.284.327 </text:p>
          </table:table-cell>
          <table:table-cell table:style-name="ce15" office:value-type="float" office:value="298945727" calcext:value-type="float">
            <text:p>298.945.727 </text:p>
          </table:table-cell>
          <table:table-cell table:style-name="ce15" office:value-type="float" office:value="1383174769" calcext:value-type="float">
            <text:p>1.383.174.769 </text:p>
          </table:table-cell>
          <table:table-cell table:style-name="ce15" office:value-type="float" office:value="27054023" calcext:value-type="float">
            <text:p>27.054.023 </text:p>
          </table:table-cell>
          <table:table-cell table:style-name="ce15" office:value-type="float" office:value="20383070" calcext:value-type="float">
            <text:p>20.383.070 </text:p>
          </table:table-cell>
          <table:table-cell table:style-name="ce15" office:value-type="float" office:value="4015783" calcext:value-type="float">
            <text:p>4.015.783 </text:p>
          </table:table-cell>
          <table:table-cell table:style-name="ce15" office:value-type="float" office:value="240536703" calcext:value-type="float">
            <text:p>240.536.703 </text:p>
          </table:table-cell>
          <table:table-cell table:style-name="ce15" office:value-type="float" office:value="215051188" calcext:value-type="float">
            <text:p>215.051.188 </text:p>
          </table:table-cell>
          <table:table-cell table:style-name="ce15" office:value-type="float" office:value="15556341" calcext:value-type="float">
            <text:p>15.556.341 </text:p>
          </table:table-cell>
          <table:table-cell table:style-name="ce15" office:value-type="float" office:value="2795301431" calcext:value-type="float">
            <text:p>2.795.301.431 </text:p>
          </table:table-cell>
          <table:table-cell table:style-name="ce15" office:value-type="float" office:value="13038267" calcext:value-type="float">
            <text:p>13.038.267 </text:p>
          </table:table-cell>
          <table:table-cell table:style-name="ce25" office:value-type="float" office:value="6599122872" calcext:value-type="float">
            <text:p>6.599.122.87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6379336" calcext:value-type="float">
            <text:p>6.379.336 </text:p>
          </table:table-cell>
          <table:table-cell table:style-name="ce15" office:value-type="float" office:value="22138255" calcext:value-type="float">
            <text:p>22.138.255 </text:p>
          </table:table-cell>
          <table:table-cell table:style-name="ce15" office:value-type="float" office:value="106650893" calcext:value-type="float">
            <text:p>106.650.893 </text:p>
          </table:table-cell>
          <table:table-cell table:style-name="ce15" office:value-type="float" office:value="3658768" calcext:value-type="float">
            <text:p>3.658.768 </text:p>
          </table:table-cell>
          <table:table-cell table:style-name="ce15" office:value-type="float" office:value="136273942" calcext:value-type="float">
            <text:p>136.273.942 </text:p>
          </table:table-cell>
          <table:table-cell table:style-name="ce15" office:value-type="float" office:value="123401480" calcext:value-type="float">
            <text:p>123.401.480 </text:p>
          </table:table-cell>
          <table:table-cell table:style-name="ce15" office:value-type="float" office:value="2471450949" calcext:value-type="float">
            <text:p>2.471.450.949 </text:p>
          </table:table-cell>
          <table:table-cell table:style-name="ce15" office:value-type="float" office:value="82958263" calcext:value-type="float">
            <text:p>82.958.263 </text:p>
          </table:table-cell>
          <table:table-cell table:style-name="ce15" office:value-type="float" office:value="83619116" calcext:value-type="float">
            <text:p>83.619.116 </text:p>
          </table:table-cell>
          <table:table-cell table:style-name="ce15" office:value-type="float" office:value="31588217" calcext:value-type="float">
            <text:p>31.588.217 </text:p>
          </table:table-cell>
          <table:table-cell table:style-name="ce15" office:value-type="float" office:value="494636119" calcext:value-type="float">
            <text:p>494.636.119 </text:p>
          </table:table-cell>
          <table:table-cell table:style-name="ce15" office:value-type="float" office:value="31647857" calcext:value-type="float">
            <text:p>31.647.857 </text:p>
          </table:table-cell>
          <table:table-cell table:style-name="ce15" office:value-type="float" office:value="50548230" calcext:value-type="float">
            <text:p>50.548.230 </text:p>
          </table:table-cell>
          <table:table-cell table:style-name="ce15" office:value-type="float" office:value="68383054" calcext:value-type="float">
            <text:p>68.383.054 </text:p>
          </table:table-cell>
          <table:table-cell table:style-name="ce15" office:value-type="float" office:value="41439646" calcext:value-type="float">
            <text:p>41.439.646 </text:p>
          </table:table-cell>
          <table:table-cell table:style-name="ce15" office:value-type="float" office:value="136306959" calcext:value-type="float">
            <text:p>136.306.959 </text:p>
          </table:table-cell>
          <table:table-cell table:style-name="ce15" office:value-type="float" office:value="20402928" calcext:value-type="float">
            <text:p>20.402.928 </text:p>
          </table:table-cell>
          <table:table-cell table:style-name="ce15" office:value-type="float" office:value="491915404" calcext:value-type="float">
            <text:p>491.915.404 </text:p>
          </table:table-cell>
          <table:table-cell table:style-name="ce15" office:value-type="float" office:value="2197952222" calcext:value-type="float">
            <text:p>2.197.952.222 </text:p>
          </table:table-cell>
          <table:table-cell table:style-name="ce15" office:value-type="float" office:value="42074486" calcext:value-type="float">
            <text:p>42.074.486 </text:p>
          </table:table-cell>
          <table:table-cell table:style-name="ce15" office:value-type="float" office:value="16230562" calcext:value-type="float">
            <text:p>16.230.562 </text:p>
          </table:table-cell>
          <table:table-cell table:style-name="ce15" office:value-type="float" office:value="5427986" calcext:value-type="float">
            <text:p>5.427.986 </text:p>
          </table:table-cell>
          <table:table-cell table:style-name="ce15" office:value-type="float" office:value="387633229" calcext:value-type="float">
            <text:p>387.633.229 </text:p>
          </table:table-cell>
          <table:table-cell table:style-name="ce15" office:value-type="float" office:value="182346724" calcext:value-type="float">
            <text:p>182.346.724 </text:p>
          </table:table-cell>
          <table:table-cell table:style-name="ce15" office:value-type="float" office:value="30487176" calcext:value-type="float">
            <text:p>30.487.176 </text:p>
          </table:table-cell>
          <table:table-cell table:style-name="ce15" office:value-type="float" office:value="6921458930" calcext:value-type="float">
            <text:p>6.921.458.930 </text:p>
          </table:table-cell>
          <table:table-cell table:style-name="ce15" office:value-type="float" office:value="7672728" calcext:value-type="float">
            <text:p>7.672.728 </text:p>
          </table:table-cell>
          <table:table-cell table:style-name="ce25" office:value-type="float" office:value="14194683460" calcext:value-type="float">
            <text:p>14.194.683.46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5658636" calcext:value-type="float">
            <text:p>5.658.636 </text:p>
          </table:table-cell>
          <table:table-cell table:style-name="ce15" office:value-type="float" office:value="19725716" calcext:value-type="float">
            <text:p>19.725.716 </text:p>
          </table:table-cell>
          <table:table-cell table:style-name="ce15" office:value-type="float" office:value="62507472" calcext:value-type="float">
            <text:p>62.507.472 </text:p>
          </table:table-cell>
          <table:table-cell table:style-name="ce15" office:value-type="float" office:value="3214326" calcext:value-type="float">
            <text:p>3.214.326 </text:p>
          </table:table-cell>
          <table:table-cell table:style-name="ce15" office:value-type="float" office:value="100422150" calcext:value-type="float">
            <text:p>100.422.150 </text:p>
          </table:table-cell>
          <table:table-cell table:style-name="ce15" office:value-type="float" office:value="89572733" calcext:value-type="float">
            <text:p>89.572.733 </text:p>
          </table:table-cell>
          <table:table-cell table:style-name="ce15" office:value-type="float" office:value="1887244749" calcext:value-type="float">
            <text:p>1.887.244.749 </text:p>
          </table:table-cell>
          <table:table-cell table:style-name="ce15" office:value-type="float" office:value="58760425" calcext:value-type="float">
            <text:p>58.760.425 </text:p>
          </table:table-cell>
          <table:table-cell table:style-name="ce15" office:value-type="float" office:value="64465411" calcext:value-type="float">
            <text:p>64.465.411 </text:p>
          </table:table-cell>
          <table:table-cell table:style-name="ce15" office:value-type="float" office:value="25908685" calcext:value-type="float">
            <text:p>25.908.685 </text:p>
          </table:table-cell>
          <table:table-cell table:style-name="ce15" office:value-type="float" office:value="355783334" calcext:value-type="float">
            <text:p>355.783.334 </text:p>
          </table:table-cell>
          <table:table-cell table:style-name="ce15" office:value-type="float" office:value="25550742" calcext:value-type="float">
            <text:p>25.550.742 </text:p>
          </table:table-cell>
          <table:table-cell table:style-name="ce15" office:value-type="float" office:value="41970121" calcext:value-type="float">
            <text:p>41.970.121 </text:p>
          </table:table-cell>
          <table:table-cell table:style-name="ce15" office:value-type="float" office:value="55360366" calcext:value-type="float">
            <text:p>55.360.366 </text:p>
          </table:table-cell>
          <table:table-cell table:style-name="ce15" office:value-type="float" office:value="36569159" calcext:value-type="float">
            <text:p>36.569.159 </text:p>
          </table:table-cell>
          <table:table-cell table:style-name="ce15" office:value-type="float" office:value="103833707" calcext:value-type="float">
            <text:p>103.833.707 </text:p>
          </table:table-cell>
          <table:table-cell table:style-name="ce15" office:value-type="float" office:value="17519329" calcext:value-type="float">
            <text:p>17.519.329 </text:p>
          </table:table-cell>
          <table:table-cell table:style-name="ce15" office:value-type="float" office:value="242187426" calcext:value-type="float">
            <text:p>242.187.426 </text:p>
          </table:table-cell>
          <table:table-cell table:style-name="ce15" office:value-type="float" office:value="1094244785" calcext:value-type="float">
            <text:p>1.094.244.785 </text:p>
          </table:table-cell>
          <table:table-cell table:style-name="ce15" office:value-type="float" office:value="32184054" calcext:value-type="float">
            <text:p>32.184.054 </text:p>
          </table:table-cell>
          <table:table-cell table:style-name="ce15" office:value-type="float" office:value="14289912" calcext:value-type="float">
            <text:p>14.289.912 </text:p>
          </table:table-cell>
          <table:table-cell table:style-name="ce15" office:value-type="float" office:value="5128642" calcext:value-type="float">
            <text:p>5.128.642 </text:p>
          </table:table-cell>
          <table:table-cell table:style-name="ce15" office:value-type="float" office:value="268483801" calcext:value-type="float">
            <text:p>268.483.801 </text:p>
          </table:table-cell>
          <table:table-cell table:style-name="ce15" office:value-type="float" office:value="129741038" calcext:value-type="float">
            <text:p>129.741.038 </text:p>
          </table:table-cell>
          <table:table-cell table:style-name="ce15" office:value-type="float" office:value="23263137" calcext:value-type="float">
            <text:p>23.263.137 </text:p>
          </table:table-cell>
          <table:table-cell table:style-name="ce15" office:value-type="float" office:value="3348833421" calcext:value-type="float">
            <text:p>3.348.833.421 </text:p>
          </table:table-cell>
          <table:table-cell table:style-name="ce15" office:value-type="float" office:value="6561710" calcext:value-type="float">
            <text:p>6.561.710 </text:p>
          </table:table-cell>
          <table:table-cell table:style-name="ce25" office:value-type="float" office:value="8118984990" calcext:value-type="float">
            <text:p>8.118.984.99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515937" calcext:value-type="float">
            <text:p>515.937 </text:p>
          </table:table-cell>
          <table:table-cell table:style-name="ce15" office:value-type="float" office:value="816008" calcext:value-type="float">
            <text:p>816.008 </text:p>
          </table:table-cell>
          <table:table-cell table:style-name="ce15" office:value-type="float" office:value="11864290" calcext:value-type="float">
            <text:p>11.864.290 </text:p>
          </table:table-cell>
          <table:table-cell table:style-name="ce15" office:value-type="float" office:value="67670" calcext:value-type="float">
            <text:p>67.670 </text:p>
          </table:table-cell>
          <table:table-cell table:style-name="ce15" office:value-type="float" office:value="17406689" calcext:value-type="float">
            <text:p>17.406.689 </text:p>
          </table:table-cell>
          <table:table-cell table:style-name="ce15" office:value-type="float" office:value="16326578" calcext:value-type="float">
            <text:p>16.326.578 </text:p>
          </table:table-cell>
          <table:table-cell table:style-name="ce15" office:value-type="float" office:value="401307338" calcext:value-type="float">
            <text:p>401.307.338 </text:p>
          </table:table-cell>
          <table:table-cell table:style-name="ce15" office:value-type="float" office:value="9510591" calcext:value-type="float">
            <text:p>9.510.591 </text:p>
          </table:table-cell>
          <table:table-cell table:style-name="ce15" office:value-type="float" office:value="7315419" calcext:value-type="float">
            <text:p>7.315.419 </text:p>
          </table:table-cell>
          <table:table-cell table:style-name="ce15" office:value-type="float" office:value="1897841" calcext:value-type="float">
            <text:p>1.897.841 </text:p>
          </table:table-cell>
          <table:table-cell table:style-name="ce15" office:value-type="float" office:value="48137255" calcext:value-type="float">
            <text:p>48.137.255 </text:p>
          </table:table-cell>
          <table:table-cell table:style-name="ce15" office:value-type="float" office:value="3000249" calcext:value-type="float">
            <text:p>3.000.249 </text:p>
          </table:table-cell>
          <table:table-cell table:style-name="ce15" office:value-type="float" office:value="4309492" calcext:value-type="float">
            <text:p>4.309.492 </text:p>
          </table:table-cell>
          <table:table-cell table:style-name="ce15" office:value-type="float" office:value="5418412" calcext:value-type="float">
            <text:p>5.418.412 </text:p>
          </table:table-cell>
          <table:table-cell table:style-name="ce15" office:value-type="float" office:value="1325712" calcext:value-type="float">
            <text:p>1.325.712 </text:p>
          </table:table-cell>
          <table:table-cell table:style-name="ce15" office:value-type="float" office:value="7118079" calcext:value-type="float">
            <text:p>7.118.079 </text:p>
          </table:table-cell>
          <table:table-cell table:style-name="ce15" office:value-type="float" office:value="724961" calcext:value-type="float">
            <text:p>724.961 </text:p>
          </table:table-cell>
          <table:table-cell table:style-name="ce15" office:value-type="float" office:value="168012719" calcext:value-type="float">
            <text:p>168.012.719 </text:p>
          </table:table-cell>
          <table:table-cell table:style-name="ce15" office:value-type="float" office:value="422543838" calcext:value-type="float">
            <text:p>422.543.838 </text:p>
          </table:table-cell>
          <table:table-cell table:style-name="ce15" office:value-type="float" office:value="6649030" calcext:value-type="float">
            <text:p>6.649.030 </text:p>
          </table:table-cell>
          <table:table-cell table:style-name="ce15" office:value-type="float" office:value="1102113" calcext:value-type="float">
            <text:p>1.102.113 </text:p>
          </table:table-cell>
          <table:table-cell table:style-name="ce15" office:value-type="float" office:value="132963" calcext:value-type="float">
            <text:p>132.963 </text:p>
          </table:table-cell>
          <table:table-cell table:style-name="ce15" office:value-type="float" office:value="54374041" calcext:value-type="float">
            <text:p>54.374.041 </text:p>
          </table:table-cell>
          <table:table-cell table:style-name="ce15" office:value-type="float" office:value="28893286" calcext:value-type="float">
            <text:p>28.893.286 </text:p>
          </table:table-cell>
          <table:table-cell table:style-name="ce15" office:value-type="float" office:value="3209695" calcext:value-type="float">
            <text:p>3.209.695 </text:p>
          </table:table-cell>
          <table:table-cell table:style-name="ce15" office:value-type="float" office:value="2269656996" calcext:value-type="float">
            <text:p>2.269.656.996 </text:p>
          </table:table-cell>
          <table:table-cell table:style-name="ce15" office:value-type="float" office:value="459960" calcext:value-type="float">
            <text:p>459.960 </text:p>
          </table:table-cell>
          <table:table-cell table:style-name="ce25" office:value-type="float" office:value="3492097164" calcext:value-type="float">
            <text:p>3.492.097.16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4410" calcext:value-type="float">
            <text:p>4.410 </text:p>
          </table:table-cell>
          <table:table-cell table:style-name="ce15" office:value-type="float" office:value="352130" calcext:value-type="float">
            <text:p>352.130 </text:p>
          </table:table-cell>
          <table:table-cell table:style-name="ce15" office:value-type="float" office:value="26811353" calcext:value-type="float">
            <text:p>26.811.353 </text:p>
          </table:table-cell>
          <table:table-cell table:style-name="ce15" office:value-type="float" office:value="146047" calcext:value-type="float">
            <text:p>146.047 </text:p>
          </table:table-cell>
          <table:table-cell table:style-name="ce15" office:value-type="float" office:value="8464663" calcext:value-type="float">
            <text:p>8.464.663 </text:p>
          </table:table-cell>
          <table:table-cell table:style-name="ce15" office:value-type="float" office:value="8642619" calcext:value-type="float">
            <text:p>8.642.619 </text:p>
          </table:table-cell>
          <table:table-cell table:style-name="ce15" office:value-type="float" office:value="65592755" calcext:value-type="float">
            <text:p>65.592.755 </text:p>
          </table:table-cell>
          <table:table-cell table:style-name="ce15" office:value-type="float" office:value="8078297" calcext:value-type="float">
            <text:p>8.078.297 </text:p>
          </table:table-cell>
          <table:table-cell table:style-name="ce15" office:value-type="float" office:value="6395799" calcext:value-type="float">
            <text:p>6.395.799 </text:p>
          </table:table-cell>
          <table:table-cell table:style-name="ce15" office:value-type="float" office:value="1247522" calcext:value-type="float">
            <text:p>1.247.522 </text:p>
          </table:table-cell>
          <table:table-cell table:style-name="ce15" office:value-type="float" office:value="56477945" calcext:value-type="float">
            <text:p>56.477.945 </text:p>
          </table:table-cell>
          <table:table-cell table:style-name="ce15" office:value-type="float" office:value="1074183" calcext:value-type="float">
            <text:p>1.074.183 </text:p>
          </table:table-cell>
          <table:table-cell table:style-name="ce15" office:value-type="float" office:value="1538044" calcext:value-type="float">
            <text:p>1.538.044 </text:p>
          </table:table-cell>
          <table:table-cell table:style-name="ce15" office:value-type="float" office:value="4187230" calcext:value-type="float">
            <text:p>4.187.230 </text:p>
          </table:table-cell>
          <table:table-cell table:style-name="ce15" office:value-type="float" office:value="1614291" calcext:value-type="float">
            <text:p>1.614.291 </text:p>
          </table:table-cell>
          <table:table-cell table:style-name="ce15" office:value-type="float" office:value="17230558" calcext:value-type="float">
            <text:p>17.230.558 </text:p>
          </table:table-cell>
          <table:table-cell table:style-name="ce15" office:value-type="float" office:value="487766" calcext:value-type="float">
            <text:p>487.766 </text:p>
          </table:table-cell>
          <table:table-cell table:style-name="ce15" office:value-type="float" office:value="59595816" calcext:value-type="float">
            <text:p>59.595.816 </text:p>
          </table:table-cell>
          <table:table-cell table:style-name="ce15" office:value-type="float" office:value="596761355" calcext:value-type="float">
            <text:p>596.761.355 </text:p>
          </table:table-cell>
          <table:table-cell table:style-name="ce15" office:value-type="float" office:value="1851945" calcext:value-type="float">
            <text:p>1.851.945 </text:p>
          </table:table-cell>
          <table:table-cell table:style-name="ce15" office:value-type="float" office:value="298539" calcext:value-type="float">
            <text:p>298.539 </text:p>
          </table:table-cell>
          <table:table-cell table:style-name="ce15" office:value-type="float" office:value="8517" calcext:value-type="float">
            <text:p>8.517 </text:p>
          </table:table-cell>
          <table:table-cell table:style-name="ce15" office:value-type="float" office:value="34900317" calcext:value-type="float">
            <text:p>34.900.317 </text:p>
          </table:table-cell>
          <table:table-cell table:style-name="ce15" office:value-type="float" office:value="9463582" calcext:value-type="float">
            <text:p>9.463.582 </text:p>
          </table:table-cell>
          <table:table-cell table:style-name="ce15" office:value-type="float" office:value="438885" calcext:value-type="float">
            <text:p>438.885 </text:p>
          </table:table-cell>
          <table:table-cell table:style-name="ce15" office:value-type="float" office:value="992735704" calcext:value-type="float">
            <text:p>992.735.704 </text:p>
          </table:table-cell>
          <table:table-cell table:style-name="ce15" office:value-type="float" office:value="90425" calcext:value-type="float">
            <text:p>90.425 </text:p>
          </table:table-cell>
          <table:table-cell table:style-name="ce25" office:value-type="float" office:value="1904490697" calcext:value-type="float">
            <text:p>1.904.490.69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200352" calcext:value-type="float">
            <text:p>200.352 </text:p>
          </table:table-cell>
          <table:table-cell table:style-name="ce15" office:value-type="float" office:value="1244402" calcext:value-type="float">
            <text:p>1.244.402 </text:p>
          </table:table-cell>
          <table:table-cell table:style-name="ce15" office:value-type="float" office:value="5467779" calcext:value-type="float">
            <text:p>5.467.779 </text:p>
          </table:table-cell>
          <table:table-cell table:style-name="ce15" office:value-type="float" office:value="230724" calcext:value-type="float">
            <text:p>230.724 </text:p>
          </table:table-cell>
          <table:table-cell table:style-name="ce15" office:value-type="float" office:value="9980441" calcext:value-type="float">
            <text:p>9.980.441 </text:p>
          </table:table-cell>
          <table:table-cell table:style-name="ce15" office:value-type="float" office:value="8859548" calcext:value-type="float">
            <text:p>8.859.548 </text:p>
          </table:table-cell>
          <table:table-cell table:style-name="ce15" office:value-type="float" office:value="117306107" calcext:value-type="float">
            <text:p>117.306.107 </text:p>
          </table:table-cell>
          <table:table-cell table:style-name="ce15" office:value-type="float" office:value="6608949" calcext:value-type="float">
            <text:p>6.608.949 </text:p>
          </table:table-cell>
          <table:table-cell table:style-name="ce15" office:value-type="float" office:value="5442487" calcext:value-type="float">
            <text:p>5.442.487 </text:p>
          </table:table-cell>
          <table:table-cell table:style-name="ce15" office:value-type="float" office:value="2534168" calcext:value-type="float">
            <text:p>2.534.168 </text:p>
          </table:table-cell>
          <table:table-cell table:style-name="ce15" office:value-type="float" office:value="34237585" calcext:value-type="float">
            <text:p>34.237.585 </text:p>
          </table:table-cell>
          <table:table-cell table:style-name="ce15" office:value-type="float" office:value="2022683" calcext:value-type="float">
            <text:p>2.022.683 </text:p>
          </table:table-cell>
          <table:table-cell table:style-name="ce15" office:value-type="float" office:value="2730573" calcext:value-type="float">
            <text:p>2.730.573 </text:p>
          </table:table-cell>
          <table:table-cell table:style-name="ce15" office:value-type="float" office:value="3417045" calcext:value-type="float">
            <text:p>3.417.045 </text:p>
          </table:table-cell>
          <table:table-cell table:style-name="ce15" office:value-type="float" office:value="1930484" calcext:value-type="float">
            <text:p>1.930.484 </text:p>
          </table:table-cell>
          <table:table-cell table:style-name="ce15" office:value-type="float" office:value="8124615" calcext:value-type="float">
            <text:p>8.124.615 </text:p>
          </table:table-cell>
          <table:table-cell table:style-name="ce15" office:value-type="float" office:value="1670872" calcext:value-type="float">
            <text:p>1.670.872 </text:p>
          </table:table-cell>
          <table:table-cell table:style-name="ce15" office:value-type="float" office:value="22119443" calcext:value-type="float">
            <text:p>22.119.443 </text:p>
          </table:table-cell>
          <table:table-cell table:style-name="ce15" office:value-type="float" office:value="84402244" calcext:value-type="float">
            <text:p>84.402.244 </text:p>
          </table:table-cell>
          <table:table-cell table:style-name="ce15" office:value-type="float" office:value="1389457" calcext:value-type="float">
            <text:p>1.389.457 </text:p>
          </table:table-cell>
          <table:table-cell table:style-name="ce15" office:value-type="float" office:value="539998" calcext:value-type="float">
            <text:p>539.998 </text:p>
          </table:table-cell>
          <table:table-cell table:style-name="ce15" office:value-type="float" office:value="157864" calcext:value-type="float">
            <text:p>157.864 </text:p>
          </table:table-cell>
          <table:table-cell table:style-name="ce15" office:value-type="float" office:value="29875071" calcext:value-type="float">
            <text:p>29.875.071 </text:p>
          </table:table-cell>
          <table:table-cell table:style-name="ce15" office:value-type="float" office:value="14248818" calcext:value-type="float">
            <text:p>14.248.818 </text:p>
          </table:table-cell>
          <table:table-cell table:style-name="ce15" office:value-type="float" office:value="3575459" calcext:value-type="float">
            <text:p>3.575.459 </text:p>
          </table:table-cell>
          <table:table-cell table:style-name="ce15" office:value-type="float" office:value="310232809" calcext:value-type="float">
            <text:p>310.232.809 </text:p>
          </table:table-cell>
          <table:table-cell table:style-name="ce15" office:value-type="float" office:value="560633" calcext:value-type="float">
            <text:p>560.633 </text:p>
          </table:table-cell>
          <table:table-cell table:style-name="ce25" office:value-type="float" office:value="679110610" calcext:value-type="float">
            <text:p>679.110.61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60856" calcext:value-type="float">
            <text:p>60.856 </text:p>
          </table:table-cell>
          <table:table-cell table:style-name="ce15" office:value-type="float" office:value="226295" calcext:value-type="float">
            <text:p>226.295 </text:p>
          </table:table-cell>
          <table:table-cell table:style-name="ce15" office:value-type="float" office:value="4910725" calcext:value-type="float">
            <text:p>4.910.725 </text:p>
          </table:table-cell>
          <table:table-cell table:style-name="ce15" office:value-type="float" office:value="49683" calcext:value-type="float">
            <text:p>49.683 </text:p>
          </table:table-cell>
          <table:table-cell table:style-name="ce15" office:value-type="float" office:value="6003470" calcext:value-type="float">
            <text:p>6.003.470 </text:p>
          </table:table-cell>
          <table:table-cell table:style-name="ce15" office:value-type="float" office:value="6343035" calcext:value-type="float">
            <text:p>6.343.035 </text:p>
          </table:table-cell>
          <table:table-cell table:style-name="ce15" office:value-type="float" office:value="563413259" calcext:value-type="float">
            <text:p>563.413.259 </text:p>
          </table:table-cell>
          <table:table-cell table:style-name="ce15" office:value-type="float" office:value="10011570" calcext:value-type="float">
            <text:p>10.011.570 </text:p>
          </table:table-cell>
          <table:table-cell table:style-name="ce15" office:value-type="float" office:value="2736521" calcext:value-type="float">
            <text:p>2.736.521 </text:p>
          </table:table-cell>
          <table:table-cell table:style-name="ce15" office:value-type="float" office:value="265958" calcext:value-type="float">
            <text:p>265.958 </text:p>
          </table:table-cell>
          <table:table-cell table:style-name="ce15" office:value-type="float" office:value="62342473" calcext:value-type="float">
            <text:p>62.342.473 </text:p>
          </table:table-cell>
          <table:table-cell table:style-name="ce15" office:value-type="float" office:value="944440" calcext:value-type="float">
            <text:p>944.440 </text:p>
          </table:table-cell>
          <table:table-cell table:style-name="ce15" office:value-type="float" office:value="3296677" calcext:value-type="float">
            <text:p>3.296.677 </text:p>
          </table:table-cell>
          <table:table-cell table:style-name="ce15" office:value-type="float" office:value="11089283" calcext:value-type="float">
            <text:p>11.089.283 </text:p>
          </table:table-cell>
          <table:table-cell table:style-name="ce15" office:value-type="float" office:value="435400" calcext:value-type="float">
            <text:p>435.400 </text:p>
          </table:table-cell>
          <table:table-cell table:style-name="ce15" office:value-type="float" office:value="8958434" calcext:value-type="float">
            <text:p>8.958.434 </text:p>
          </table:table-cell>
          <table:table-cell table:style-name="ce15" office:value-type="float" office:value="73828" calcext:value-type="float">
            <text:p>73.828 </text:p>
          </table:table-cell>
          <table:table-cell table:style-name="ce15" office:value-type="float" office:value="123039187" calcext:value-type="float">
            <text:p>123.039.187 </text:p>
          </table:table-cell>
          <table:table-cell table:style-name="ce15" office:value-type="float" office:value="95029210" calcext:value-type="float">
            <text:p>95.029.210 </text:p>
          </table:table-cell>
          <table:table-cell table:style-name="ce15" office:value-type="float" office:value="557340" calcext:value-type="float">
            <text:p>557.340 </text:p>
          </table:table-cell>
          <table:table-cell table:style-name="ce15" office:value-type="float" office:value="1446809" calcext:value-type="float">
            <text:p>1.446.809 </text:p>
          </table:table-cell>
          <table:table-cell table:style-name="ce15" office:value-type="float" office:value="8291" calcext:value-type="float">
            <text:p>8.291 </text:p>
          </table:table-cell>
          <table:table-cell table:style-name="ce15" office:value-type="float" office:value="52033454" calcext:value-type="float">
            <text:p>52.033.454 </text:p>
          </table:table-cell>
          <table:table-cell table:style-name="ce15" office:value-type="float" office:value="8866329" calcext:value-type="float">
            <text:p>8.866.329 </text:p>
          </table:table-cell>
          <table:table-cell table:style-name="ce15" office:value-type="float" office:value="2911802" calcext:value-type="float">
            <text:p>2.911.802 </text:p>
          </table:table-cell>
          <table:table-cell table:style-name="ce15" office:value-type="float" office:value="1750048133" calcext:value-type="float">
            <text:p>1.750.048.133 </text:p>
          </table:table-cell>
          <table:table-cell table:style-name="ce15" office:value-type="float" office:value="126996" calcext:value-type="float">
            <text:p>126.996 </text:p>
          </table:table-cell>
          <table:table-cell table:style-name="ce25" office:value-type="float" office:value="2715229457" calcext:value-type="float">
            <text:p>2.715.229.45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14508" calcext:value-type="float">
            <text:p>14.508 </text:p>
          </table:table-cell>
          <table:table-cell table:style-name="ce15" office:value-type="float" office:value="76563" calcext:value-type="float">
            <text:p>76.563 </text:p>
          </table:table-cell>
          <table:table-cell table:style-name="ce15" office:value-type="float" office:value="66817" calcext:value-type="float">
            <text:p>66.817 </text:p>
          </table:table-cell>
          <table:table-cell table:style-name="ce15" office:value-type="float" office:value="21512" calcext:value-type="float">
            <text:p>21.512 </text:p>
          </table:table-cell>
          <table:table-cell table:style-name="ce15" office:value-type="float" office:value="768820" calcext:value-type="float">
            <text:p>768.820 </text:p>
          </table:table-cell>
          <table:table-cell table:style-name="ce15" office:value-type="float" office:value="139748" calcext:value-type="float">
            <text:p>139.748 </text:p>
          </table:table-cell>
          <table:table-cell table:style-name="ce15" office:value-type="float" office:value="47861" calcext:value-type="float">
            <text:p>47.861 </text:p>
          </table:table-cell>
          <table:table-cell table:style-name="ce15" office:value-type="float" office:value="97851" calcext:value-type="float">
            <text:p>97.851 </text:p>
          </table:table-cell>
          <table:table-cell table:style-name="ce15" office:value-type="float" office:value="1190441" calcext:value-type="float">
            <text:p>1.190.441 </text:p>
          </table:table-cell>
          <table:table-cell table:style-name="ce15" office:value-type="float" office:value="167272" calcext:value-type="float">
            <text:p>167.272 </text:p>
          </table:table-cell>
          <table:table-cell table:style-name="ce15" office:value-type="float" office:value="8438065" calcext:value-type="float">
            <text:p>8.438.065 </text:p>
          </table:table-cell>
          <table:table-cell table:style-name="ce15" office:value-type="float" office:value="2471986" calcext:value-type="float">
            <text:p>2.471.986 </text:p>
          </table:table-cell>
          <table:table-cell table:style-name="ce15" office:value-type="float" office:value="2309757" calcext:value-type="float">
            <text:p>2.309.757 </text:p>
          </table:table-cell>
          <table:table-cell table:style-name="ce15" office:value-type="float" office:value="338424" calcext:value-type="float">
            <text:p>338.424 </text:p>
          </table:table-cell>
          <table:table-cell table:style-name="ce15" office:value-type="float" office:value="83028" calcext:value-type="float">
            <text:p>83.028 </text:p>
          </table:table-cell>
          <table:table-cell table:style-name="ce15" office:value-type="float" office:value="305915" calcext:value-type="float">
            <text:p>305.915 </text:p>
          </table:table-cell>
          <table:table-cell table:style-name="ce15" office:value-type="float" office:value="499864" calcext:value-type="float">
            <text:p>499.864 </text:p>
          </table:table-cell>
          <table:table-cell table:style-name="ce15" office:value-type="float" office:value="2076653" calcext:value-type="float">
            <text:p>2.076.653 </text:p>
          </table:table-cell>
          <table:table-cell table:style-name="ce15" office:value-type="float" office:value="375449" calcext:value-type="float">
            <text:p>375.449 </text:p>
          </table:table-cell>
          <table:table-cell table:style-name="ce15" office:value-type="float" office:value="69032" calcext:value-type="float">
            <text:p>69.032 </text:p>
          </table:table-cell>
          <table:table-cell table:style-name="ce15" office:value-type="float" office:value="77909" calcext:value-type="float">
            <text:p>77.909 </text:p>
          </table:table-cell>
          <table:table-cell table:style-name="ce15" office:value-type="float" office:value="77436" calcext:value-type="float">
            <text:p>77.436 </text:p>
          </table:table-cell>
          <table:table-cell table:style-name="ce15" office:value-type="float" office:value="4059504" calcext:value-type="float">
            <text:p>4.059.504 </text:p>
          </table:table-cell>
          <table:table-cell table:style-name="ce15" office:value-type="float" office:value="369836" calcext:value-type="float">
            <text:p>369.836 </text:p>
          </table:table-cell>
          <table:table-cell table:style-name="ce15" office:value-type="float" office:value="55652" calcext:value-type="float">
            <text:p>55.652 </text:p>
          </table:table-cell>
          <table:table-cell table:style-name="ce15" office:value-type="float" office:value="2268434" calcext:value-type="float">
            <text:p>2.268.434 </text:p>
          </table:table-cell>
          <table:table-cell table:style-name="ce15" office:value-type="float" office:value="210478" calcext:value-type="float">
            <text:p>210.478 </text:p>
          </table:table-cell>
          <table:table-cell table:style-name="ce25" office:value-type="float" office:value="26678814" calcext:value-type="float">
            <text:p>26.678.81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FINS</text:p>
          </table:table-cell>
          <table:table-cell table:style-name="ce15" office:value-type="float" office:value="7887587" calcext:value-type="float">
            <text:p>7.887.587 </text:p>
          </table:table-cell>
          <table:table-cell table:style-name="ce15" office:value-type="float" office:value="38040953" calcext:value-type="float">
            <text:p>38.040.953 </text:p>
          </table:table-cell>
          <table:table-cell table:style-name="ce15" office:value-type="float" office:value="301878554" calcext:value-type="float">
            <text:p>301.878.554 </text:p>
          </table:table-cell>
          <table:table-cell table:style-name="ce15" office:value-type="float" office:value="6902343" calcext:value-type="float">
            <text:p>6.902.343 </text:p>
          </table:table-cell>
          <table:table-cell table:style-name="ce15" office:value-type="float" office:value="349578534" calcext:value-type="float">
            <text:p>349.578.534 </text:p>
          </table:table-cell>
          <table:table-cell table:style-name="ce15" office:value-type="float" office:value="235910673" calcext:value-type="float">
            <text:p>235.910.673 </text:p>
          </table:table-cell>
          <table:table-cell table:style-name="ce15" office:value-type="float" office:value="759705391" calcext:value-type="float">
            <text:p>759.705.391 </text:p>
          </table:table-cell>
          <table:table-cell table:style-name="ce15" office:value-type="float" office:value="310507439" calcext:value-type="float">
            <text:p>310.507.439 </text:p>
          </table:table-cell>
          <table:table-cell table:style-name="ce15" office:value-type="float" office:value="158342459" calcext:value-type="float">
            <text:p>158.342.459 </text:p>
          </table:table-cell>
          <table:table-cell table:style-name="ce15" office:value-type="float" office:value="235027010" calcext:value-type="float">
            <text:p>235.027.010 </text:p>
          </table:table-cell>
          <table:table-cell table:style-name="ce15" office:value-type="float" office:value="803569905" calcext:value-type="float">
            <text:p>803.569.905 </text:p>
          </table:table-cell>
          <table:table-cell table:style-name="ce15" office:value-type="float" office:value="60710471" calcext:value-type="float">
            <text:p>60.710.471 </text:p>
          </table:table-cell>
          <table:table-cell table:style-name="ce15" office:value-type="float" office:value="81950895" calcext:value-type="float">
            <text:p>81.950.895 </text:p>
          </table:table-cell>
          <table:table-cell table:style-name="ce15" office:value-type="float" office:value="95479529" calcext:value-type="float">
            <text:p>95.479.529 </text:p>
          </table:table-cell>
          <table:table-cell table:style-name="ce15" office:value-type="float" office:value="61679375" calcext:value-type="float">
            <text:p>61.679.375 </text:p>
          </table:table-cell>
          <table:table-cell table:style-name="ce15" office:value-type="float" office:value="409080156" calcext:value-type="float">
            <text:p>409.080.156 </text:p>
          </table:table-cell>
          <table:table-cell table:style-name="ce15" office:value-type="float" office:value="41942211" calcext:value-type="float">
            <text:p>41.942.211 </text:p>
          </table:table-cell>
          <table:table-cell table:style-name="ce15" office:value-type="float" office:value="862806192" calcext:value-type="float">
            <text:p>862.806.192 </text:p>
          </table:table-cell>
          <table:table-cell table:style-name="ce15" office:value-type="float" office:value="2791648748" calcext:value-type="float">
            <text:p>2.791.648.748 </text:p>
          </table:table-cell>
          <table:table-cell table:style-name="ce15" office:value-type="float" office:value="59212734" calcext:value-type="float">
            <text:p>59.212.734 </text:p>
          </table:table-cell>
          <table:table-cell table:style-name="ce15" office:value-type="float" office:value="23793517" calcext:value-type="float">
            <text:p>23.793.517 </text:p>
          </table:table-cell>
          <table:table-cell table:style-name="ce15" office:value-type="float" office:value="5848812" calcext:value-type="float">
            <text:p>5.848.812 </text:p>
          </table:table-cell>
          <table:table-cell table:style-name="ce15" office:value-type="float" office:value="721037178" calcext:value-type="float">
            <text:p>721.037.178 </text:p>
          </table:table-cell>
          <table:table-cell table:style-name="ce15" office:value-type="float" office:value="757350238" calcext:value-type="float">
            <text:p>757.350.238 </text:p>
          </table:table-cell>
          <table:table-cell table:style-name="ce15" office:value-type="float" office:value="36640652" calcext:value-type="float">
            <text:p>36.640.652 </text:p>
          </table:table-cell>
          <table:table-cell table:style-name="ce15" office:value-type="float" office:value="6075006555" calcext:value-type="float">
            <text:p>6.075.006.555 </text:p>
          </table:table-cell>
          <table:table-cell table:style-name="ce15" office:value-type="float" office:value="21453154" calcext:value-type="float">
            <text:p>21.453.154 </text:p>
          </table:table-cell>
          <table:table-cell table:style-name="ce25" office:value-type="float" office:value="15312991266" calcext:value-type="float">
            <text:p>15.312.991.26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425" calcext:value-type="float">
            <text:p>425 </text:p>
          </table:table-cell>
          <table:table-cell table:style-name="ce15" office:value-type="float" office:value="76180" calcext:value-type="float">
            <text:p>76.180 </text:p>
          </table:table-cell>
          <table:table-cell table:style-name="ce15" office:value-type="float" office:value="123701" calcext:value-type="float">
            <text:p>123.701 </text:p>
          </table:table-cell>
          <table:table-cell table:style-name="ce15" office:value-type="float" office:value="20303" calcext:value-type="float">
            <text:p>20.303 </text:p>
          </table:table-cell>
          <table:table-cell table:style-name="ce15" office:value-type="float" office:value="2281553" calcext:value-type="float">
            <text:p>2.281.553 </text:p>
          </table:table-cell>
          <table:table-cell table:style-name="ce15" office:value-type="float" office:value="16333827" calcext:value-type="float">
            <text:p>16.333.827 </text:p>
          </table:table-cell>
          <table:table-cell table:style-name="ce15" office:value-type="float" office:value="374045229" calcext:value-type="float">
            <text:p>374.045.229 </text:p>
          </table:table-cell>
          <table:table-cell table:style-name="ce15" office:value-type="float" office:value="4289386" calcext:value-type="float">
            <text:p>4.289.386 </text:p>
          </table:table-cell>
          <table:table-cell table:style-name="ce15" office:value-type="float" office:value="533422" calcext:value-type="float">
            <text:p>533.422 </text:p>
          </table:table-cell>
          <table:table-cell table:style-name="ce15" office:value-type="float" office:value="35301" calcext:value-type="float">
            <text:p>35.301 </text:p>
          </table:table-cell>
          <table:table-cell table:style-name="ce15" office:value-type="float" office:value="20522290" calcext:value-type="float">
            <text:p>20.522.290 </text:p>
          </table:table-cell>
          <table:table-cell table:style-name="ce15" office:value-type="float" office:value="17116" calcext:value-type="float">
            <text:p>17.116 </text:p>
          </table:table-cell>
          <table:table-cell table:style-name="ce15" office:value-type="float" office:value="117991" calcext:value-type="float">
            <text:p>117.991 </text:p>
          </table:table-cell>
          <table:table-cell table:style-name="ce15" office:value-type="float" office:value="9059576" calcext:value-type="float">
            <text:p>9.059.576 </text:p>
          </table:table-cell>
          <table:table-cell table:style-name="ce15" office:value-type="float" office:value="31723" calcext:value-type="float">
            <text:p>31.723 </text:p>
          </table:table-cell>
          <table:table-cell table:style-name="ce15" office:value-type="float" office:value="8299723" calcext:value-type="float">
            <text:p>8.299.723 </text:p>
          </table:table-cell>
          <table:table-cell table:style-name="ce15" office:value-type="float" office:value="39161" calcext:value-type="float">
            <text:p>39.161 </text:p>
          </table:table-cell>
          <table:table-cell table:style-name="ce15" office:value-type="float" office:value="17907876" calcext:value-type="float">
            <text:p>17.907.876 </text:p>
          </table:table-cell>
          <table:table-cell table:style-name="ce15" office:value-type="float" office:value="133335566" calcext:value-type="float">
            <text:p>133.335.566 </text:p>
          </table:table-cell>
          <table:table-cell table:style-name="ce15" office:value-type="float" office:value="92993" calcext:value-type="float">
            <text:p>92.993 </text:p>
          </table:table-cell>
          <table:table-cell table:style-name="ce15" office:value-type="float" office:value="15909" calcext:value-type="float">
            <text:p>15.909 </text:p>
          </table:table-cell>
          <table:table-cell table:style-name="ce15" office:value-type="float" office:value="4122" calcext:value-type="float">
            <text:p>4.122 </text:p>
          </table:table-cell>
          <table:table-cell table:style-name="ce15" office:value-type="float" office:value="28344862" calcext:value-type="float">
            <text:p>28.344.862 </text:p>
          </table:table-cell>
          <table:table-cell table:style-name="ce15" office:value-type="float" office:value="1466388" calcext:value-type="float">
            <text:p>1.466.388 </text:p>
          </table:table-cell>
          <table:table-cell table:style-name="ce15" office:value-type="float" office:value="1139177" calcext:value-type="float">
            <text:p>1.139.177 </text:p>
          </table:table-cell>
          <table:table-cell table:style-name="ce15" office:value-type="float" office:value="432758771" calcext:value-type="float">
            <text:p>432.758.771 </text:p>
          </table:table-cell>
          <table:table-cell table:style-name="ce15" office:value-type="float" office:value="24244" calcext:value-type="float">
            <text:p>24.244 </text:p>
          </table:table-cell>
          <table:table-cell table:style-name="ce25" office:value-type="float" office:value="1050916816" calcext:value-type="float">
            <text:p>1.050.916.81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7887161" calcext:value-type="float">
            <text:p>7.887.161 </text:p>
          </table:table-cell>
          <table:table-cell table:style-name="ce15" office:value-type="float" office:value="37964773" calcext:value-type="float">
            <text:p>37.964.773 </text:p>
          </table:table-cell>
          <table:table-cell table:style-name="ce15" office:value-type="float" office:value="301754853" calcext:value-type="float">
            <text:p>301.754.853 </text:p>
          </table:table-cell>
          <table:table-cell table:style-name="ce15" office:value-type="float" office:value="6882040" calcext:value-type="float">
            <text:p>6.882.040 </text:p>
          </table:table-cell>
          <table:table-cell table:style-name="ce15" office:value-type="float" office:value="347296981" calcext:value-type="float">
            <text:p>347.296.981 </text:p>
          </table:table-cell>
          <table:table-cell table:style-name="ce15" office:value-type="float" office:value="219576846" calcext:value-type="float">
            <text:p>219.576.846 </text:p>
          </table:table-cell>
          <table:table-cell table:style-name="ce15" office:value-type="float" office:value="385660162" calcext:value-type="float">
            <text:p>385.660.162 </text:p>
          </table:table-cell>
          <table:table-cell table:style-name="ce15" office:value-type="float" office:value="306218054" calcext:value-type="float">
            <text:p>306.218.054 </text:p>
          </table:table-cell>
          <table:table-cell table:style-name="ce15" office:value-type="float" office:value="157809037" calcext:value-type="float">
            <text:p>157.809.037 </text:p>
          </table:table-cell>
          <table:table-cell table:style-name="ce15" office:value-type="float" office:value="234991709" calcext:value-type="float">
            <text:p>234.991.709 </text:p>
          </table:table-cell>
          <table:table-cell table:style-name="ce15" office:value-type="float" office:value="783047614" calcext:value-type="float">
            <text:p>783.047.614 </text:p>
          </table:table-cell>
          <table:table-cell table:style-name="ce15" office:value-type="float" office:value="60693355" calcext:value-type="float">
            <text:p>60.693.355 </text:p>
          </table:table-cell>
          <table:table-cell table:style-name="ce15" office:value-type="float" office:value="81832905" calcext:value-type="float">
            <text:p>81.832.905 </text:p>
          </table:table-cell>
          <table:table-cell table:style-name="ce15" office:value-type="float" office:value="86419953" calcext:value-type="float">
            <text:p>86.419.953 </text:p>
          </table:table-cell>
          <table:table-cell table:style-name="ce15" office:value-type="float" office:value="61647652" calcext:value-type="float">
            <text:p>61.647.652 </text:p>
          </table:table-cell>
          <table:table-cell table:style-name="ce15" office:value-type="float" office:value="400780433" calcext:value-type="float">
            <text:p>400.780.433 </text:p>
          </table:table-cell>
          <table:table-cell table:style-name="ce15" office:value-type="float" office:value="41903050" calcext:value-type="float">
            <text:p>41.903.050 </text:p>
          </table:table-cell>
          <table:table-cell table:style-name="ce15" office:value-type="float" office:value="844898316" calcext:value-type="float">
            <text:p>844.898.316 </text:p>
          </table:table-cell>
          <table:table-cell table:style-name="ce15" office:value-type="float" office:value="2658313182" calcext:value-type="float">
            <text:p>2.658.313.182 </text:p>
          </table:table-cell>
          <table:table-cell table:style-name="ce15" office:value-type="float" office:value="59119741" calcext:value-type="float">
            <text:p>59.119.741 </text:p>
          </table:table-cell>
          <table:table-cell table:style-name="ce15" office:value-type="float" office:value="23777608" calcext:value-type="float">
            <text:p>23.777.608 </text:p>
          </table:table-cell>
          <table:table-cell table:style-name="ce15" office:value-type="float" office:value="5844691" calcext:value-type="float">
            <text:p>5.844.691 </text:p>
          </table:table-cell>
          <table:table-cell table:style-name="ce15" office:value-type="float" office:value="692692316" calcext:value-type="float">
            <text:p>692.692.316 </text:p>
          </table:table-cell>
          <table:table-cell table:style-name="ce15" office:value-type="float" office:value="755883850" calcext:value-type="float">
            <text:p>755.883.850 </text:p>
          </table:table-cell>
          <table:table-cell table:style-name="ce15" office:value-type="float" office:value="35501476" calcext:value-type="float">
            <text:p>35.501.476 </text:p>
          </table:table-cell>
          <table:table-cell table:style-name="ce15" office:value-type="float" office:value="5642247784" calcext:value-type="float">
            <text:p>5.642.247.784 </text:p>
          </table:table-cell>
          <table:table-cell table:style-name="ce15" office:value-type="float" office:value="21428910" calcext:value-type="float">
            <text:p>21.428.910 </text:p>
          </table:table-cell>
          <table:table-cell table:style-name="ce25" office:value-type="float" office:value="14262074450" calcext:value-type="float">
            <text:p>14.262.074.45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2644710" calcext:value-type="float">
            <text:p>2.644.710 </text:p>
          </table:table-cell>
          <table:table-cell table:style-name="ce15" office:value-type="float" office:value="15519266" calcext:value-type="float">
            <text:p>15.519.266 </text:p>
          </table:table-cell>
          <table:table-cell table:style-name="ce15" office:value-type="float" office:value="79167834" calcext:value-type="float">
            <text:p>79.167.834 </text:p>
          </table:table-cell>
          <table:table-cell table:style-name="ce15" office:value-type="float" office:value="2729619" calcext:value-type="float">
            <text:p>2.729.619 </text:p>
          </table:table-cell>
          <table:table-cell table:style-name="ce15" office:value-type="float" office:value="107473850" calcext:value-type="float">
            <text:p>107.473.850 </text:p>
          </table:table-cell>
          <table:table-cell table:style-name="ce15" office:value-type="float" office:value="69194108" calcext:value-type="float">
            <text:p>69.194.108 </text:p>
          </table:table-cell>
          <table:table-cell table:style-name="ce15" office:value-type="float" office:value="350973451" calcext:value-type="float">
            <text:p>350.973.451 </text:p>
          </table:table-cell>
          <table:table-cell table:style-name="ce15" office:value-type="float" office:value="83896699" calcext:value-type="float">
            <text:p>83.896.699 </text:p>
          </table:table-cell>
          <table:table-cell table:style-name="ce15" office:value-type="float" office:value="56046564" calcext:value-type="float">
            <text:p>56.046.564 </text:p>
          </table:table-cell>
          <table:table-cell table:style-name="ce15" office:value-type="float" office:value="64094565" calcext:value-type="float">
            <text:p>64.094.565 </text:p>
          </table:table-cell>
          <table:table-cell table:style-name="ce15" office:value-type="float" office:value="240638528" calcext:value-type="float">
            <text:p>240.638.528 </text:p>
          </table:table-cell>
          <table:table-cell table:style-name="ce15" office:value-type="float" office:value="21915433" calcext:value-type="float">
            <text:p>21.915.433 </text:p>
          </table:table-cell>
          <table:table-cell table:style-name="ce15" office:value-type="float" office:value="32051711" calcext:value-type="float">
            <text:p>32.051.711 </text:p>
          </table:table-cell>
          <table:table-cell table:style-name="ce15" office:value-type="float" office:value="37753512" calcext:value-type="float">
            <text:p>37.753.512 </text:p>
          </table:table-cell>
          <table:table-cell table:style-name="ce15" office:value-type="float" office:value="18773658" calcext:value-type="float">
            <text:p>18.773.658 </text:p>
          </table:table-cell>
          <table:table-cell table:style-name="ce15" office:value-type="float" office:value="114919291" calcext:value-type="float">
            <text:p>114.919.291 </text:p>
          </table:table-cell>
          <table:table-cell table:style-name="ce15" office:value-type="float" office:value="16434839" calcext:value-type="float">
            <text:p>16.434.839 </text:p>
          </table:table-cell>
          <table:table-cell table:style-name="ce15" office:value-type="float" office:value="231341708" calcext:value-type="float">
            <text:p>231.341.708 </text:p>
          </table:table-cell>
          <table:table-cell table:style-name="ce15" office:value-type="float" office:value="707230354" calcext:value-type="float">
            <text:p>707.230.354 </text:p>
          </table:table-cell>
          <table:table-cell table:style-name="ce15" office:value-type="float" office:value="19855906" calcext:value-type="float">
            <text:p>19.855.906 </text:p>
          </table:table-cell>
          <table:table-cell table:style-name="ce15" office:value-type="float" office:value="14428439" calcext:value-type="float">
            <text:p>14.428.439 </text:p>
          </table:table-cell>
          <table:table-cell table:style-name="ce15" office:value-type="float" office:value="3465167" calcext:value-type="float">
            <text:p>3.465.167 </text:p>
          </table:table-cell>
          <table:table-cell table:style-name="ce15" office:value-type="float" office:value="187551494" calcext:value-type="float">
            <text:p>187.551.494 </text:p>
          </table:table-cell>
          <table:table-cell table:style-name="ce15" office:value-type="float" office:value="187666726" calcext:value-type="float">
            <text:p>187.666.726 </text:p>
          </table:table-cell>
          <table:table-cell table:style-name="ce15" office:value-type="float" office:value="13432152" calcext:value-type="float">
            <text:p>13.432.152 </text:p>
          </table:table-cell>
          <table:table-cell table:style-name="ce15" office:value-type="float" office:value="1514350859" calcext:value-type="float">
            <text:p>1.514.350.859 </text:p>
          </table:table-cell>
          <table:table-cell table:style-name="ce15" office:value-type="float" office:value="7747332" calcext:value-type="float">
            <text:p>7.747.332 </text:p>
          </table:table-cell>
          <table:table-cell table:style-name="ce25" office:value-type="float" office:value="4201297774" calcext:value-type="float">
            <text:p>4.201.297.77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76" calcext:value-type="float">
            <text:p>76 </text:p>
          </table:table-cell>
          <table:table-cell table:style-name="ce15" office:value-type="float" office:value="12382" calcext:value-type="float">
            <text:p>12.382 </text:p>
          </table:table-cell>
          <table:table-cell table:style-name="ce15" office:value-type="float" office:value="20533" calcext:value-type="float">
            <text:p>20.533 </text:p>
          </table:table-cell>
          <table:table-cell table:style-name="ce15" office:value-type="float" office:value="3308" calcext:value-type="float">
            <text:p>3.308 </text:p>
          </table:table-cell>
          <table:table-cell table:style-name="ce15" office:value-type="float" office:value="367513" calcext:value-type="float">
            <text:p>367.513 </text:p>
          </table:table-cell>
          <table:table-cell table:style-name="ce15" office:value-type="float" office:value="2842953" calcext:value-type="float">
            <text:p>2.842.953 </text:p>
          </table:table-cell>
          <table:table-cell table:style-name="ce15" office:value-type="float" office:value="57770591" calcext:value-type="float">
            <text:p>57.770.591 </text:p>
          </table:table-cell>
          <table:table-cell table:style-name="ce15" office:value-type="float" office:value="721887" calcext:value-type="float">
            <text:p>721.887 </text:p>
          </table:table-cell>
          <table:table-cell table:style-name="ce15" office:value-type="float" office:value="86180" calcext:value-type="float">
            <text:p>86.180 </text:p>
          </table:table-cell>
          <table:table-cell table:style-name="ce15" office:value-type="float" office:value="5622" calcext:value-type="float">
            <text:p>5.622 </text:p>
          </table:table-cell>
          <table:table-cell table:style-name="ce15" office:value-type="float" office:value="3292654" calcext:value-type="float">
            <text:p>3.292.654 </text:p>
          </table:table-cell>
          <table:table-cell table:style-name="ce15" office:value-type="float" office:value="2690" calcext:value-type="float">
            <text:p>2.690 </text:p>
          </table:table-cell>
          <table:table-cell table:style-name="ce15" office:value-type="float" office:value="19077" calcext:value-type="float">
            <text:p>19.077 </text:p>
          </table:table-cell>
          <table:table-cell table:style-name="ce15" office:value-type="float" office:value="1477818" calcext:value-type="float">
            <text:p>1.477.818 </text:p>
          </table:table-cell>
          <table:table-cell table:style-name="ce15" office:value-type="float" office:value="5353" calcext:value-type="float">
            <text:p>5.353 </text:p>
          </table:table-cell>
          <table:table-cell table:style-name="ce15" office:value-type="float" office:value="1354390" calcext:value-type="float">
            <text:p>1.354.390 </text:p>
          </table:table-cell>
          <table:table-cell table:style-name="ce15" office:value-type="float" office:value="5986" calcext:value-type="float">
            <text:p>5.986 </text:p>
          </table:table-cell>
          <table:table-cell table:style-name="ce15" office:value-type="float" office:value="2898926" calcext:value-type="float">
            <text:p>2.898.926 </text:p>
          </table:table-cell>
          <table:table-cell table:style-name="ce15" office:value-type="float" office:value="21252435" calcext:value-type="float">
            <text:p>21.252.435 </text:p>
          </table:table-cell>
          <table:table-cell table:style-name="ce15" office:value-type="float" office:value="15248" calcext:value-type="float">
            <text:p>15.248 </text:p>
          </table:table-cell>
          <table:table-cell table:style-name="ce15" office:value-type="float" office:value="2436" calcext:value-type="float">
            <text:p>2.436 </text:p>
          </table:table-cell>
          <table:table-cell table:style-name="ce15" office:value-type="float" office:value="1085" calcext:value-type="float">
            <text:p>1.085 </text:p>
          </table:table-cell>
          <table:table-cell table:style-name="ce15" office:value-type="float" office:value="4762605" calcext:value-type="float">
            <text:p>4.762.605 </text:p>
          </table:table-cell>
          <table:table-cell table:style-name="ce15" office:value-type="float" office:value="240712" calcext:value-type="float">
            <text:p>240.712 </text:p>
          </table:table-cell>
          <table:table-cell table:style-name="ce15" office:value-type="float" office:value="48710" calcext:value-type="float">
            <text:p>48.710 </text:p>
          </table:table-cell>
          <table:table-cell table:style-name="ce15" office:value-type="float" office:value="70550560" calcext:value-type="float">
            <text:p>70.550.560 </text:p>
          </table:table-cell>
          <table:table-cell table:style-name="ce15" office:value-type="float" office:value="3787" calcext:value-type="float">
            <text:p>3.787 </text:p>
          </table:table-cell>
          <table:table-cell table:style-name="ce25" office:value-type="float" office:value="167765516" calcext:value-type="float">
            <text:p>167.765.51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2644634" calcext:value-type="float">
            <text:p>2.644.634 </text:p>
          </table:table-cell>
          <table:table-cell table:style-name="ce15" office:value-type="float" office:value="15506884" calcext:value-type="float">
            <text:p>15.506.884 </text:p>
          </table:table-cell>
          <table:table-cell table:style-name="ce15" office:value-type="float" office:value="79147301" calcext:value-type="float">
            <text:p>79.147.301 </text:p>
          </table:table-cell>
          <table:table-cell table:style-name="ce15" office:value-type="float" office:value="2726311" calcext:value-type="float">
            <text:p>2.726.311 </text:p>
          </table:table-cell>
          <table:table-cell table:style-name="ce15" office:value-type="float" office:value="107106337" calcext:value-type="float">
            <text:p>107.106.337 </text:p>
          </table:table-cell>
          <table:table-cell table:style-name="ce15" office:value-type="float" office:value="66351155" calcext:value-type="float">
            <text:p>66.351.155 </text:p>
          </table:table-cell>
          <table:table-cell table:style-name="ce15" office:value-type="float" office:value="293202860" calcext:value-type="float">
            <text:p>293.202.860 </text:p>
          </table:table-cell>
          <table:table-cell table:style-name="ce15" office:value-type="float" office:value="83174812" calcext:value-type="float">
            <text:p>83.174.812 </text:p>
          </table:table-cell>
          <table:table-cell table:style-name="ce15" office:value-type="float" office:value="55960384" calcext:value-type="float">
            <text:p>55.960.384 </text:p>
          </table:table-cell>
          <table:table-cell table:style-name="ce15" office:value-type="float" office:value="64088943" calcext:value-type="float">
            <text:p>64.088.943 </text:p>
          </table:table-cell>
          <table:table-cell table:style-name="ce15" office:value-type="float" office:value="237345874" calcext:value-type="float">
            <text:p>237.345.874 </text:p>
          </table:table-cell>
          <table:table-cell table:style-name="ce15" office:value-type="float" office:value="21912742" calcext:value-type="float">
            <text:p>21.912.742 </text:p>
          </table:table-cell>
          <table:table-cell table:style-name="ce15" office:value-type="float" office:value="32032634" calcext:value-type="float">
            <text:p>32.032.634 </text:p>
          </table:table-cell>
          <table:table-cell table:style-name="ce15" office:value-type="float" office:value="36275695" calcext:value-type="float">
            <text:p>36.275.695 </text:p>
          </table:table-cell>
          <table:table-cell table:style-name="ce15" office:value-type="float" office:value="18768305" calcext:value-type="float">
            <text:p>18.768.305 </text:p>
          </table:table-cell>
          <table:table-cell table:style-name="ce15" office:value-type="float" office:value="113564902" calcext:value-type="float">
            <text:p>113.564.902 </text:p>
          </table:table-cell>
          <table:table-cell table:style-name="ce15" office:value-type="float" office:value="16428852" calcext:value-type="float">
            <text:p>16.428.852 </text:p>
          </table:table-cell>
          <table:table-cell table:style-name="ce15" office:value-type="float" office:value="228442782" calcext:value-type="float">
            <text:p>228.442.782 </text:p>
          </table:table-cell>
          <table:table-cell table:style-name="ce15" office:value-type="float" office:value="685977919" calcext:value-type="float">
            <text:p>685.977.919 </text:p>
          </table:table-cell>
          <table:table-cell table:style-name="ce15" office:value-type="float" office:value="19840659" calcext:value-type="float">
            <text:p>19.840.659 </text:p>
          </table:table-cell>
          <table:table-cell table:style-name="ce15" office:value-type="float" office:value="14426003" calcext:value-type="float">
            <text:p>14.426.003 </text:p>
          </table:table-cell>
          <table:table-cell table:style-name="ce15" office:value-type="float" office:value="3464081" calcext:value-type="float">
            <text:p>3.464.081 </text:p>
          </table:table-cell>
          <table:table-cell table:style-name="ce15" office:value-type="float" office:value="182788889" calcext:value-type="float">
            <text:p>182.788.889 </text:p>
          </table:table-cell>
          <table:table-cell table:style-name="ce15" office:value-type="float" office:value="187426014" calcext:value-type="float">
            <text:p>187.426.014 </text:p>
          </table:table-cell>
          <table:table-cell table:style-name="ce15" office:value-type="float" office:value="13383442" calcext:value-type="float">
            <text:p>13.383.442 </text:p>
          </table:table-cell>
          <table:table-cell table:style-name="ce15" office:value-type="float" office:value="1443800299" calcext:value-type="float">
            <text:p>1.443.800.299 </text:p>
          </table:table-cell>
          <table:table-cell table:style-name="ce15" office:value-type="float" office:value="7743544" calcext:value-type="float">
            <text:p>7.743.544 </text:p>
          </table:table-cell>
          <table:table-cell table:style-name="ce25" office:value-type="float" office:value="4033532257" calcext:value-type="float">
            <text:p>4.033.532.25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SLL</text:p>
          </table:table-cell>
          <table:table-cell table:style-name="ce15" office:value-type="float" office:value="2861282" calcext:value-type="float">
            <text:p>2.861.282 </text:p>
          </table:table-cell>
          <table:table-cell table:style-name="ce15" office:value-type="float" office:value="9859991" calcext:value-type="float">
            <text:p>9.859.991 </text:p>
          </table:table-cell>
          <table:table-cell table:style-name="ce15" office:value-type="float" office:value="109630125" calcext:value-type="float">
            <text:p>109.630.125 </text:p>
          </table:table-cell>
          <table:table-cell table:style-name="ce15" office:value-type="float" office:value="2223296" calcext:value-type="float">
            <text:p>2.223.296 </text:p>
          </table:table-cell>
          <table:table-cell table:style-name="ce15" office:value-type="float" office:value="85581206" calcext:value-type="float">
            <text:p>85.581.206 </text:p>
          </table:table-cell>
          <table:table-cell table:style-name="ce15" office:value-type="float" office:value="57503886" calcext:value-type="float">
            <text:p>57.503.886 </text:p>
          </table:table-cell>
          <table:table-cell table:style-name="ce15" office:value-type="float" office:value="120991076" calcext:value-type="float">
            <text:p>120.991.076 </text:p>
          </table:table-cell>
          <table:table-cell table:style-name="ce15" office:value-type="float" office:value="47889278" calcext:value-type="float">
            <text:p>47.889.278 </text:p>
          </table:table-cell>
          <table:table-cell table:style-name="ce15" office:value-type="float" office:value="47232931" calcext:value-type="float">
            <text:p>47.232.931 </text:p>
          </table:table-cell>
          <table:table-cell table:style-name="ce15" office:value-type="float" office:value="19842659" calcext:value-type="float">
            <text:p>19.842.659 </text:p>
          </table:table-cell>
          <table:table-cell table:style-name="ce15" office:value-type="float" office:value="233086753" calcext:value-type="float">
            <text:p>233.086.753 </text:p>
          </table:table-cell>
          <table:table-cell table:style-name="ce15" office:value-type="float" office:value="21395951" calcext:value-type="float">
            <text:p>21.395.951 </text:p>
          </table:table-cell>
          <table:table-cell table:style-name="ce15" office:value-type="float" office:value="29860671" calcext:value-type="float">
            <text:p>29.860.671 </text:p>
          </table:table-cell>
          <table:table-cell table:style-name="ce15" office:value-type="float" office:value="70368653" calcext:value-type="float">
            <text:p>70.368.653 </text:p>
          </table:table-cell>
          <table:table-cell table:style-name="ce15" office:value-type="float" office:value="17676525" calcext:value-type="float">
            <text:p>17.676.525 </text:p>
          </table:table-cell>
          <table:table-cell table:style-name="ce15" office:value-type="float" office:value="69715957" calcext:value-type="float">
            <text:p>69.715.957 </text:p>
          </table:table-cell>
          <table:table-cell table:style-name="ce15" office:value-type="float" office:value="11897534" calcext:value-type="float">
            <text:p>11.897.534 </text:p>
          </table:table-cell>
          <table:table-cell table:style-name="ce15" office:value-type="float" office:value="195032523" calcext:value-type="float">
            <text:p>195.032.523 </text:p>
          </table:table-cell>
          <table:table-cell table:style-name="ce15" office:value-type="float" office:value="1235378697" calcext:value-type="float">
            <text:p>1.235.378.697 </text:p>
          </table:table-cell>
          <table:table-cell table:style-name="ce15" office:value-type="float" office:value="19403423" calcext:value-type="float">
            <text:p>19.403.423 </text:p>
          </table:table-cell>
          <table:table-cell table:style-name="ce15" office:value-type="float" office:value="19611590" calcext:value-type="float">
            <text:p>19.611.590 </text:p>
          </table:table-cell>
          <table:table-cell table:style-name="ce15" office:value-type="float" office:value="2427660" calcext:value-type="float">
            <text:p>2.427.660 </text:p>
          </table:table-cell>
          <table:table-cell table:style-name="ce15" office:value-type="float" office:value="139872952" calcext:value-type="float">
            <text:p>139.872.952 </text:p>
          </table:table-cell>
          <table:table-cell table:style-name="ce15" office:value-type="float" office:value="111150017" calcext:value-type="float">
            <text:p>111.150.017 </text:p>
          </table:table-cell>
          <table:table-cell table:style-name="ce15" office:value-type="float" office:value="10643606" calcext:value-type="float">
            <text:p>10.643.606 </text:p>
          </table:table-cell>
          <table:table-cell table:style-name="ce15" office:value-type="float" office:value="2387858199" calcext:value-type="float">
            <text:p>2.387.858.199 </text:p>
          </table:table-cell>
          <table:table-cell table:style-name="ce15" office:value-type="float" office:value="8058466" calcext:value-type="float">
            <text:p>8.058.466 </text:p>
          </table:table-cell>
          <table:table-cell table:style-name="ce25" office:value-type="float" office:value="5087054905" calcext:value-type="float">
            <text:p>5.087.054.90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FINANCEIR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9349" calcext:value-type="float">
            <text:p>19.349 </text:p>
          </table:table-cell>
          <table:table-cell table:style-name="ce15" office:value-type="float" office:value="86505" calcext:value-type="float">
            <text:p>86.505 </text:p>
          </table:table-cell>
          <table:table-cell table:style-name="ce15" office:value-type="float" office:value="210" calcext:value-type="float">
            <text:p>210 </text:p>
          </table:table-cell>
          <table:table-cell table:style-name="ce15" office:value-type="float" office:value="1066848" calcext:value-type="float">
            <text:p>1.066.848 </text:p>
          </table:table-cell>
          <table:table-cell table:style-name="ce15" office:value-type="float" office:value="8628932" calcext:value-type="float">
            <text:p>8.628.932 </text:p>
          </table:table-cell>
          <table:table-cell table:style-name="ce15" office:value-type="float" office:value="14072430" calcext:value-type="float">
            <text:p>14.072.430 </text:p>
          </table:table-cell>
          <table:table-cell table:style-name="ce15" office:value-type="float" office:value="2374553" calcext:value-type="float">
            <text:p>2.374.553 </text:p>
          </table:table-cell>
          <table:table-cell table:style-name="ce15" office:value-type="float" office:value="49126" calcext:value-type="float">
            <text:p>49.12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519769" calcext:value-type="float">
            <text:p>2.519.769 </text:p>
          </table:table-cell>
          <table:table-cell table:style-name="ce15" office:value-type="float" office:value="14039" calcext:value-type="float">
            <text:p>14.039 </text:p>
          </table:table-cell>
          <table:table-cell table:style-name="ce15" office:value-type="float" office:value="95566" calcext:value-type="float">
            <text:p>95.566 </text:p>
          </table:table-cell>
          <table:table-cell table:style-name="ce15" office:value-type="float" office:value="44076167" calcext:value-type="float">
            <text:p>44.076.167 </text:p>
          </table:table-cell>
          <table:table-cell table:style-name="ce15" office:value-type="float" office:value="1170" calcext:value-type="float">
            <text:p>1.170 </text:p>
          </table:table-cell>
          <table:table-cell table:style-name="ce15" office:value-type="float" office:value="3855547" calcext:value-type="float">
            <text:p>3.855.547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1184072" calcext:value-type="float">
            <text:p>31.184.072 </text:p>
          </table:table-cell>
          <table:table-cell table:style-name="ce15" office:value-type="float" office:value="655406740" calcext:value-type="float">
            <text:p>655.406.740 </text:p>
          </table:table-cell>
          <table:table-cell table:style-name="ce15" office:value-type="float" office:value="54289" calcext:value-type="float">
            <text:p>54.289 </text:p>
          </table:table-cell>
          <table:table-cell table:style-name="ce15" office:value-type="float" office:value="206" calcext:value-type="float">
            <text:p>20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3231610" calcext:value-type="float">
            <text:p>13.231.610 </text:p>
          </table:table-cell>
          <table:table-cell table:style-name="ce15" office:value-type="float" office:value="818752" calcext:value-type="float">
            <text:p>818.752 </text:p>
          </table:table-cell>
          <table:table-cell table:style-name="ce15" office:value-type="float" office:value="294196" calcext:value-type="float">
            <text:p>294.196 </text:p>
          </table:table-cell>
          <table:table-cell table:style-name="ce15" office:value-type="float" office:value="981041554" calcext:value-type="float">
            <text:p>981.041.554 </text:p>
          </table:table-cell>
          <table:table-cell table:style-name="ce15" office:value-type="float" office:value="5295" calcext:value-type="float">
            <text:p>5.295 </text:p>
          </table:table-cell>
          <table:table-cell table:style-name="ce25" office:value-type="float" office:value="1758896925" calcext:value-type="float">
            <text:p>1.758.896.92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2861282" calcext:value-type="float">
            <text:p>2.861.282 </text:p>
          </table:table-cell>
          <table:table-cell table:style-name="ce15" office:value-type="float" office:value="9840642" calcext:value-type="float">
            <text:p>9.840.642 </text:p>
          </table:table-cell>
          <table:table-cell table:style-name="ce15" office:value-type="float" office:value="109543620" calcext:value-type="float">
            <text:p>109.543.620 </text:p>
          </table:table-cell>
          <table:table-cell table:style-name="ce15" office:value-type="float" office:value="2223086" calcext:value-type="float">
            <text:p>2.223.086 </text:p>
          </table:table-cell>
          <table:table-cell table:style-name="ce15" office:value-type="float" office:value="84514358" calcext:value-type="float">
            <text:p>84.514.358 </text:p>
          </table:table-cell>
          <table:table-cell table:style-name="ce15" office:value-type="float" office:value="48874954" calcext:value-type="float">
            <text:p>48.874.954 </text:p>
          </table:table-cell>
          <table:table-cell table:style-name="ce15" office:value-type="float" office:value="106918645" calcext:value-type="float">
            <text:p>106.918.645 </text:p>
          </table:table-cell>
          <table:table-cell table:style-name="ce15" office:value-type="float" office:value="45514725" calcext:value-type="float">
            <text:p>45.514.725 </text:p>
          </table:table-cell>
          <table:table-cell table:style-name="ce15" office:value-type="float" office:value="47183805" calcext:value-type="float">
            <text:p>47.183.805 </text:p>
          </table:table-cell>
          <table:table-cell table:style-name="ce15" office:value-type="float" office:value="19842659" calcext:value-type="float">
            <text:p>19.842.659 </text:p>
          </table:table-cell>
          <table:table-cell table:style-name="ce15" office:value-type="float" office:value="230566984" calcext:value-type="float">
            <text:p>230.566.984 </text:p>
          </table:table-cell>
          <table:table-cell table:style-name="ce15" office:value-type="float" office:value="21381912" calcext:value-type="float">
            <text:p>21.381.912 </text:p>
          </table:table-cell>
          <table:table-cell table:style-name="ce15" office:value-type="float" office:value="29765105" calcext:value-type="float">
            <text:p>29.765.105 </text:p>
          </table:table-cell>
          <table:table-cell table:style-name="ce15" office:value-type="float" office:value="26292486" calcext:value-type="float">
            <text:p>26.292.486 </text:p>
          </table:table-cell>
          <table:table-cell table:style-name="ce15" office:value-type="float" office:value="17675355" calcext:value-type="float">
            <text:p>17.675.355 </text:p>
          </table:table-cell>
          <table:table-cell table:style-name="ce15" office:value-type="float" office:value="65860410" calcext:value-type="float">
            <text:p>65.860.410 </text:p>
          </table:table-cell>
          <table:table-cell table:style-name="ce15" office:value-type="float" office:value="11897534" calcext:value-type="float">
            <text:p>11.897.534 </text:p>
          </table:table-cell>
          <table:table-cell table:style-name="ce15" office:value-type="float" office:value="163848452" calcext:value-type="float">
            <text:p>163.848.452 </text:p>
          </table:table-cell>
          <table:table-cell table:style-name="ce15" office:value-type="float" office:value="579971957" calcext:value-type="float">
            <text:p>579.971.957 </text:p>
          </table:table-cell>
          <table:table-cell table:style-name="ce15" office:value-type="float" office:value="19349134" calcext:value-type="float">
            <text:p>19.349.134 </text:p>
          </table:table-cell>
          <table:table-cell table:style-name="ce15" office:value-type="float" office:value="19611384" calcext:value-type="float">
            <text:p>19.611.384 </text:p>
          </table:table-cell>
          <table:table-cell table:style-name="ce15" office:value-type="float" office:value="2427660" calcext:value-type="float">
            <text:p>2.427.660 </text:p>
          </table:table-cell>
          <table:table-cell table:style-name="ce15" office:value-type="float" office:value="126641341" calcext:value-type="float">
            <text:p>126.641.341 </text:p>
          </table:table-cell>
          <table:table-cell table:style-name="ce15" office:value-type="float" office:value="110331265" calcext:value-type="float">
            <text:p>110.331.265 </text:p>
          </table:table-cell>
          <table:table-cell table:style-name="ce15" office:value-type="float" office:value="10349411" calcext:value-type="float">
            <text:p>10.349.411 </text:p>
          </table:table-cell>
          <table:table-cell table:style-name="ce15" office:value-type="float" office:value="1406816645" calcext:value-type="float">
            <text:p>1.406.816.645 </text:p>
          </table:table-cell>
          <table:table-cell table:style-name="ce15" office:value-type="float" office:value="8053172" calcext:value-type="float">
            <text:p>8.053.172 </text:p>
          </table:table-cell>
          <table:table-cell table:style-name="ce25" office:value-type="float" office:value="3328157980" calcext:value-type="float">
            <text:p>3.328.157.98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436" calcext:value-type="float">
            <text:p>12.436 </text:p>
          </table:table-cell>
          <table:table-cell table:number-columns-repeated="5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0342" calcext:value-type="float">
            <text:p>30.342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618" calcext:value-type="float">
            <text:p>6.61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99401" calcext:value-type="float">
            <text:p>99.401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1722" calcext:value-type="float">
            <text:p>11.72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81667" calcext:value-type="float">
            <text:p>381.667 </text:p>
          </table:table-cell>
          <table:table-cell table:style-name="ce15" office:value-type="float" office:value="453" calcext:value-type="float">
            <text:p>453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739" calcext:value-type="float">
            <text:p>7.739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58493" calcext:value-type="float">
            <text:p>58.49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608872" calcext:value-type="float">
            <text:p>608.87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5844603" calcext:value-type="float">
            <text:p>5.844.603 </text:p>
          </table:table-cell>
          <table:table-cell table:style-name="ce15" office:value-type="float" office:value="17129917" calcext:value-type="float">
            <text:p>17.129.917 </text:p>
          </table:table-cell>
          <table:table-cell table:style-name="ce15" office:value-type="float" office:value="18041965" calcext:value-type="float">
            <text:p>18.041.965 </text:p>
          </table:table-cell>
          <table:table-cell table:style-name="ce15" office:value-type="float" office:value="15006280" calcext:value-type="float">
            <text:p>15.006.280 </text:p>
          </table:table-cell>
          <table:table-cell table:style-name="ce15" office:value-type="float" office:value="44911223" calcext:value-type="float">
            <text:p>44.911.223 </text:p>
          </table:table-cell>
          <table:table-cell table:style-name="ce15" office:value-type="float" office:value="36331582" calcext:value-type="float">
            <text:p>36.331.582 </text:p>
          </table:table-cell>
          <table:table-cell table:style-name="ce15" office:value-type="float" office:value="1202948103" calcext:value-type="float">
            <text:p>1.202.948.103 </text:p>
          </table:table-cell>
          <table:table-cell table:style-name="ce15" office:value-type="float" office:value="22603519" calcext:value-type="float">
            <text:p>22.603.519 </text:p>
          </table:table-cell>
          <table:table-cell table:style-name="ce15" office:value-type="float" office:value="28800529" calcext:value-type="float">
            <text:p>28.800.529 </text:p>
          </table:table-cell>
          <table:table-cell table:style-name="ce15" office:value-type="float" office:value="17243868" calcext:value-type="float">
            <text:p>17.243.868 </text:p>
          </table:table-cell>
          <table:table-cell table:style-name="ce15" office:value-type="float" office:value="120963575" calcext:value-type="float">
            <text:p>120.963.575 </text:p>
          </table:table-cell>
          <table:table-cell table:style-name="ce15" office:value-type="float" office:value="16779383" calcext:value-type="float">
            <text:p>16.779.383 </text:p>
          </table:table-cell>
          <table:table-cell table:style-name="ce15" office:value-type="float" office:value="25142133" calcext:value-type="float">
            <text:p>25.142.133 </text:p>
          </table:table-cell>
          <table:table-cell table:style-name="ce15" office:value-type="float" office:value="29810319" calcext:value-type="float">
            <text:p>29.810.319 </text:p>
          </table:table-cell>
          <table:table-cell table:style-name="ce15" office:value-type="float" office:value="37933509" calcext:value-type="float">
            <text:p>37.933.509 </text:p>
          </table:table-cell>
          <table:table-cell table:style-name="ce15" office:value-type="float" office:value="46479799" calcext:value-type="float">
            <text:p>46.479.799 </text:p>
          </table:table-cell>
          <table:table-cell table:style-name="ce15" office:value-type="float" office:value="21334320" calcext:value-type="float">
            <text:p>21.334.320 </text:p>
          </table:table-cell>
          <table:table-cell table:style-name="ce15" office:value-type="float" office:value="54570087" calcext:value-type="float">
            <text:p>54.570.087 </text:p>
          </table:table-cell>
          <table:table-cell table:style-name="ce15" office:value-type="float" office:value="233242057" calcext:value-type="float">
            <text:p>233.242.057 </text:p>
          </table:table-cell>
          <table:table-cell table:style-name="ce15" office:value-type="float" office:value="28472547" calcext:value-type="float">
            <text:p>28.472.547 </text:p>
          </table:table-cell>
          <table:table-cell table:style-name="ce15" office:value-type="float" office:value="19872697" calcext:value-type="float">
            <text:p>19.872.697 </text:p>
          </table:table-cell>
          <table:table-cell table:style-name="ce15" office:value-type="float" office:value="12029276" calcext:value-type="float">
            <text:p>12.029.276 </text:p>
          </table:table-cell>
          <table:table-cell table:style-name="ce15" office:value-type="float" office:value="96439242" calcext:value-type="float">
            <text:p>96.439.242 </text:p>
          </table:table-cell>
          <table:table-cell table:style-name="ce15" office:value-type="float" office:value="40961568" calcext:value-type="float">
            <text:p>40.961.568 </text:p>
          </table:table-cell>
          <table:table-cell table:style-name="ce15" office:value-type="float" office:value="11758448" calcext:value-type="float">
            <text:p>11.758.448 </text:p>
          </table:table-cell>
          <table:table-cell table:style-name="ce15" office:value-type="float" office:value="113395205" calcext:value-type="float">
            <text:p>113.395.205 </text:p>
          </table:table-cell>
          <table:table-cell table:style-name="ce15" office:value-type="float" office:value="6769641" calcext:value-type="float">
            <text:p>6.769.641 </text:p>
          </table:table-cell>
          <table:table-cell table:style-name="ce25" office:value-type="float" office:value="2324815394" calcext:value-type="float">
            <text:p>2.324.815.39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1842728" calcext:value-type="float">
            <text:p>1.842.728 </text:p>
          </table:table-cell>
          <table:table-cell table:style-name="ce15" office:value-type="float" office:value="5500066" calcext:value-type="float">
            <text:p>5.500.066 </text:p>
          </table:table-cell>
          <table:table-cell table:style-name="ce15" office:value-type="float" office:value="29387216" calcext:value-type="float">
            <text:p>29.387.216 </text:p>
          </table:table-cell>
          <table:table-cell table:style-name="ce15" office:value-type="float" office:value="2525035" calcext:value-type="float">
            <text:p>2.525.035 </text:p>
          </table:table-cell>
          <table:table-cell table:style-name="ce15" office:value-type="float" office:value="28974568" calcext:value-type="float">
            <text:p>28.974.568 </text:p>
          </table:table-cell>
          <table:table-cell table:style-name="ce15" office:value-type="float" office:value="33670134" calcext:value-type="float">
            <text:p>33.670.134 </text:p>
          </table:table-cell>
          <table:table-cell table:style-name="ce15" office:value-type="float" office:value="346022661" calcext:value-type="float">
            <text:p>346.022.661 </text:p>
          </table:table-cell>
          <table:table-cell table:style-name="ce15" office:value-type="float" office:value="20442537" calcext:value-type="float">
            <text:p>20.442.537 </text:p>
          </table:table-cell>
          <table:table-cell table:style-name="ce15" office:value-type="float" office:value="25900420" calcext:value-type="float">
            <text:p>25.900.420 </text:p>
          </table:table-cell>
          <table:table-cell table:style-name="ce15" office:value-type="float" office:value="7409523" calcext:value-type="float">
            <text:p>7.409.523 </text:p>
          </table:table-cell>
          <table:table-cell table:style-name="ce15" office:value-type="float" office:value="61203362" calcext:value-type="float">
            <text:p>61.203.362 </text:p>
          </table:table-cell>
          <table:table-cell table:style-name="ce15" office:value-type="float" office:value="15122194" calcext:value-type="float">
            <text:p>15.122.194 </text:p>
          </table:table-cell>
          <table:table-cell table:style-name="ce15" office:value-type="float" office:value="14513812" calcext:value-type="float">
            <text:p>14.513.812 </text:p>
          </table:table-cell>
          <table:table-cell table:style-name="ce15" office:value-type="float" office:value="15207671" calcext:value-type="float">
            <text:p>15.207.671 </text:p>
          </table:table-cell>
          <table:table-cell table:style-name="ce15" office:value-type="float" office:value="9645485" calcext:value-type="float">
            <text:p>9.645.485 </text:p>
          </table:table-cell>
          <table:table-cell table:style-name="ce15" office:value-type="float" office:value="32381293" calcext:value-type="float">
            <text:p>32.381.293 </text:p>
          </table:table-cell>
          <table:table-cell table:style-name="ce15" office:value-type="float" office:value="4108630" calcext:value-type="float">
            <text:p>4.108.630 </text:p>
          </table:table-cell>
          <table:table-cell table:style-name="ce15" office:value-type="float" office:value="59977981" calcext:value-type="float">
            <text:p>59.977.981 </text:p>
          </table:table-cell>
          <table:table-cell table:style-name="ce15" office:value-type="float" office:value="300580604" calcext:value-type="float">
            <text:p>300.580.604 </text:p>
          </table:table-cell>
          <table:table-cell table:style-name="ce15" office:value-type="float" office:value="7767623" calcext:value-type="float">
            <text:p>7.767.623 </text:p>
          </table:table-cell>
          <table:table-cell table:style-name="ce15" office:value-type="float" office:value="3963211" calcext:value-type="float">
            <text:p>3.963.211 </text:p>
          </table:table-cell>
          <table:table-cell table:style-name="ce15" office:value-type="float" office:value="1488486" calcext:value-type="float">
            <text:p>1.488.486 </text:p>
          </table:table-cell>
          <table:table-cell table:style-name="ce15" office:value-type="float" office:value="58876110" calcext:value-type="float">
            <text:p>58.876.110 </text:p>
          </table:table-cell>
          <table:table-cell table:style-name="ce15" office:value-type="float" office:value="57817665" calcext:value-type="float">
            <text:p>57.817.665 </text:p>
          </table:table-cell>
          <table:table-cell table:style-name="ce15" office:value-type="float" office:value="5157945" calcext:value-type="float">
            <text:p>5.157.945 </text:p>
          </table:table-cell>
          <table:table-cell table:style-name="ce15" office:value-type="float" office:value="449887708" calcext:value-type="float">
            <text:p>449.887.708 </text:p>
          </table:table-cell>
          <table:table-cell table:style-name="ce15" office:value-type="float" office:value="3472297" calcext:value-type="float">
            <text:p>3.472.297 </text:p>
          </table:table-cell>
          <table:table-cell table:style-name="ce25" office:value-type="float" office:value="1602846964" calcext:value-type="float">
            <text:p>1.602.846.964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9" office:value-type="string" calcext:value-type="string">
            <text:p>SUBTOTAL [A]</text:p>
          </table:table-cell>
          <table:table-cell table:style-name="ce16" office:value-type="float" office:value="34203811" calcext:value-type="float">
            <text:p>34.203.811 </text:p>
          </table:table-cell>
          <table:table-cell table:style-name="ce16" office:value-type="float" office:value="131852228" calcext:value-type="float">
            <text:p>131.852.228 </text:p>
          </table:table-cell>
          <table:table-cell table:style-name="ce16" office:value-type="float" office:value="873054000" calcext:value-type="float">
            <text:p>873.054.000 </text:p>
          </table:table-cell>
          <table:table-cell table:style-name="ce16" office:value-type="float" office:value="39813909" calcext:value-type="float">
            <text:p>39.813.909 </text:p>
          </table:table-cell>
          <table:table-cell table:style-name="ce16" office:value-type="float" office:value="1113006024" calcext:value-type="float">
            <text:p>1.113.006.024 </text:p>
          </table:table-cell>
          <table:table-cell table:style-name="ce16" office:value-type="float" office:value="763922044" calcext:value-type="float">
            <text:p>763.922.044 </text:p>
          </table:table-cell>
          <table:table-cell table:style-name="ce16" office:value-type="float" office:value="6139042080" calcext:value-type="float">
            <text:p>6.139.042.080 </text:p>
          </table:table-cell>
          <table:table-cell table:style-name="ce16" office:value-type="float" office:value="1052368291" calcext:value-type="float">
            <text:p>1.052.368.291 </text:p>
          </table:table-cell>
          <table:table-cell table:style-name="ce16" office:value-type="float" office:value="612671266" calcext:value-type="float">
            <text:p>612.671.266 </text:p>
          </table:table-cell>
          <table:table-cell table:style-name="ce16" office:value-type="float" office:value="434931203" calcext:value-type="float">
            <text:p>434.931.203 </text:p>
          </table:table-cell>
          <table:table-cell table:style-name="ce16" office:value-type="float" office:value="3053760489" calcext:value-type="float">
            <text:p>3.053.760.489 </text:p>
          </table:table-cell>
          <table:table-cell table:style-name="ce16" office:value-type="float" office:value="228606839" calcext:value-type="float">
            <text:p>228.606.839 </text:p>
          </table:table-cell>
          <table:table-cell table:style-name="ce16" office:value-type="float" office:value="314217888" calcext:value-type="float">
            <text:p>314.217.888 </text:p>
          </table:table-cell>
          <table:table-cell table:style-name="ce16" office:value-type="float" office:value="454703802" calcext:value-type="float">
            <text:p>454.703.802 </text:p>
          </table:table-cell>
          <table:table-cell table:style-name="ce16" office:value-type="float" office:value="250906763" calcext:value-type="float">
            <text:p>250.906.763 </text:p>
          </table:table-cell>
          <table:table-cell table:style-name="ce16" office:value-type="float" office:value="1153199795" calcext:value-type="float">
            <text:p>1.153.199.795 </text:p>
          </table:table-cell>
          <table:table-cell table:style-name="ce16" office:value-type="float" office:value="144934806" calcext:value-type="float">
            <text:p>144.934.806 </text:p>
          </table:table-cell>
          <table:table-cell table:style-name="ce16" office:value-type="float" office:value="2986128119" calcext:value-type="float">
            <text:p>2.986.128.119 </text:p>
          </table:table-cell>
          <table:table-cell table:style-name="ce16" office:value-type="float" office:value="10880457706" calcext:value-type="float">
            <text:p>10.880.457.706 </text:p>
          </table:table-cell>
          <table:table-cell table:style-name="ce16" office:value-type="float" office:value="224988177" calcext:value-type="float">
            <text:p>224.988.177 </text:p>
          </table:table-cell>
          <table:table-cell table:style-name="ce16" office:value-type="float" office:value="126421976" calcext:value-type="float">
            <text:p>126.421.976 </text:p>
          </table:table-cell>
          <table:table-cell table:style-name="ce16" office:value-type="float" office:value="36186886" calcext:value-type="float">
            <text:p>36.186.886 </text:p>
          </table:table-cell>
          <table:table-cell table:style-name="ce16" office:value-type="float" office:value="2446631638" calcext:value-type="float">
            <text:p>2.446.631.638 </text:p>
          </table:table-cell>
          <table:table-cell table:style-name="ce16" office:value-type="float" office:value="2537893807" calcext:value-type="float">
            <text:p>2.537.893.807 </text:p>
          </table:table-cell>
          <table:table-cell table:style-name="ce16" office:value-type="float" office:value="142584486" calcext:value-type="float">
            <text:p>142.584.486 </text:p>
          </table:table-cell>
          <table:table-cell table:style-name="ce16" office:value-type="float" office:value="27735624325" calcext:value-type="float">
            <text:p>27.735.624.325 </text:p>
          </table:table-cell>
          <table:table-cell table:style-name="ce16" office:value-type="float" office:value="71387946" calcext:value-type="float">
            <text:p>71.387.946 </text:p>
          </table:table-cell>
          <table:table-cell table:style-name="ce26" office:value-type="float" office:value="63983500303" calcext:value-type="float">
            <text:p>63.983.500.303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0824488" calcext:value-type="float">
            <text:p>50.824.488 </text:p>
          </table:table-cell>
          <table:table-cell table:style-name="ce17" office:value-type="float" office:value="142135332" calcext:value-type="float">
            <text:p>142.135.332 </text:p>
          </table:table-cell>
          <table:table-cell table:style-name="ce17" office:value-type="float" office:value="223361762" calcext:value-type="float">
            <text:p>223.361.762 </text:p>
          </table:table-cell>
          <table:table-cell table:style-name="ce17" office:value-type="float" office:value="25964723" calcext:value-type="float">
            <text:p>25.964.723 </text:p>
          </table:table-cell>
          <table:table-cell table:style-name="ce17" office:value-type="float" office:value="757492684" calcext:value-type="float">
            <text:p>757.492.684 </text:p>
          </table:table-cell>
          <table:table-cell table:style-name="ce17" office:value-type="float" office:value="522675198" calcext:value-type="float">
            <text:p>522.675.198 </text:p>
          </table:table-cell>
          <table:table-cell table:style-name="ce17" office:value-type="float" office:value="1581048788" calcext:value-type="float">
            <text:p>1.581.048.788 </text:p>
          </table:table-cell>
          <table:table-cell table:style-name="ce17" office:value-type="float" office:value="431041339" calcext:value-type="float">
            <text:p>431.041.339 </text:p>
          </table:table-cell>
          <table:table-cell table:style-name="ce17" office:value-type="float" office:value="436585864" calcext:value-type="float">
            <text:p>436.585.864 </text:p>
          </table:table-cell>
          <table:table-cell table:style-name="ce17" office:value-type="float" office:value="181698222" calcext:value-type="float">
            <text:p>181.698.222 </text:p>
          </table:table-cell>
          <table:table-cell table:style-name="ce17" office:value-type="float" office:value="2002290814" calcext:value-type="float">
            <text:p>2.002.290.814 </text:p>
          </table:table-cell>
          <table:table-cell table:style-name="ce17" office:value-type="float" office:value="221476381" calcext:value-type="float">
            <text:p>221.476.381 </text:p>
          </table:table-cell>
          <table:table-cell table:style-name="ce17" office:value-type="float" office:value="281387274" calcext:value-type="float">
            <text:p>281.387.274 </text:p>
          </table:table-cell>
          <table:table-cell table:style-name="ce17" office:value-type="float" office:value="347380501" calcext:value-type="float">
            <text:p>347.380.501 </text:p>
          </table:table-cell>
          <table:table-cell table:style-name="ce17" office:value-type="float" office:value="191202193" calcext:value-type="float">
            <text:p>191.202.193 </text:p>
          </table:table-cell>
          <table:table-cell table:style-name="ce17" office:value-type="float" office:value="563179122" calcext:value-type="float">
            <text:p>563.179.122 </text:p>
          </table:table-cell>
          <table:table-cell table:style-name="ce17" office:value-type="float" office:value="123229444" calcext:value-type="float">
            <text:p>123.229.444 </text:p>
          </table:table-cell>
          <table:table-cell table:style-name="ce17" office:value-type="float" office:value="1595217232" calcext:value-type="float">
            <text:p>1.595.217.232 </text:p>
          </table:table-cell>
          <table:table-cell table:style-name="ce17" office:value-type="float" office:value="3616115916" calcext:value-type="float">
            <text:p>3.616.115.916 </text:p>
          </table:table-cell>
          <table:table-cell table:style-name="ce17" office:value-type="float" office:value="164460379" calcext:value-type="float">
            <text:p>164.460.379 </text:p>
          </table:table-cell>
          <table:table-cell table:style-name="ce17" office:value-type="float" office:value="99697197" calcext:value-type="float">
            <text:p>99.697.197 </text:p>
          </table:table-cell>
          <table:table-cell table:style-name="ce17" office:value-type="float" office:value="29714760" calcext:value-type="float">
            <text:p>29.714.760 </text:p>
          </table:table-cell>
          <table:table-cell table:style-name="ce17" office:value-type="float" office:value="1868754484" calcext:value-type="float">
            <text:p>1.868.754.484 </text:p>
          </table:table-cell>
          <table:table-cell table:style-name="ce17" office:value-type="float" office:value="1117617581" calcext:value-type="float">
            <text:p>1.117.617.581 </text:p>
          </table:table-cell>
          <table:table-cell table:style-name="ce17" office:value-type="float" office:value="135917976" calcext:value-type="float">
            <text:p>135.917.976 </text:p>
          </table:table-cell>
          <table:table-cell table:style-name="ce17" office:value-type="float" office:value="11750792198" calcext:value-type="float">
            <text:p>11.750.792.198 </text:p>
          </table:table-cell>
          <table:table-cell table:style-name="ce17" office:value-type="float" office:value="62882357" calcext:value-type="float">
            <text:p>62.882.357 </text:p>
          </table:table-cell>
          <table:table-cell table:style-name="ce27" office:value-type="float" office:value="28524144210" calcext:value-type="float">
            <text:p>28.524.144.210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47859390" calcext:value-type="float">
            <text:p>47.859.390 </text:p>
          </table:table-cell>
          <table:table-cell table:style-name="ce18" office:value-type="float" office:value="134545148" calcext:value-type="float">
            <text:p>134.545.148 </text:p>
          </table:table-cell>
          <table:table-cell table:style-name="ce18" office:value-type="float" office:value="202174257" calcext:value-type="float">
            <text:p>202.174.257 </text:p>
          </table:table-cell>
          <table:table-cell table:style-name="ce18" office:value-type="float" office:value="24245820" calcext:value-type="float">
            <text:p>24.245.820 </text:p>
          </table:table-cell>
          <table:table-cell table:style-name="ce18" office:value-type="float" office:value="696630204" calcext:value-type="float">
            <text:p>696.630.204 </text:p>
          </table:table-cell>
          <table:table-cell table:style-name="ce18" office:value-type="float" office:value="468604864" calcext:value-type="float">
            <text:p>468.604.864 </text:p>
          </table:table-cell>
          <table:table-cell table:style-name="ce18" office:value-type="float" office:value="1458407336" calcext:value-type="float">
            <text:p>1.458.407.336 </text:p>
          </table:table-cell>
          <table:table-cell table:style-name="ce18" office:value-type="float" office:value="395866545" calcext:value-type="float">
            <text:p>395.866.545 </text:p>
          </table:table-cell>
          <table:table-cell table:style-name="ce18" office:value-type="float" office:value="403110888" calcext:value-type="float">
            <text:p>403.110.888 </text:p>
          </table:table-cell>
          <table:table-cell table:style-name="ce18" office:value-type="float" office:value="168356143" calcext:value-type="float">
            <text:p>168.356.143 </text:p>
          </table:table-cell>
          <table:table-cell table:style-name="ce18" office:value-type="float" office:value="1809475441" calcext:value-type="float">
            <text:p>1.809.475.441 </text:p>
          </table:table-cell>
          <table:table-cell table:style-name="ce18" office:value-type="float" office:value="204447544" calcext:value-type="float">
            <text:p>204.447.544 </text:p>
          </table:table-cell>
          <table:table-cell table:style-name="ce18" office:value-type="float" office:value="256977922" calcext:value-type="float">
            <text:p>256.977.922 </text:p>
          </table:table-cell>
          <table:table-cell table:style-name="ce18" office:value-type="float" office:value="321906138" calcext:value-type="float">
            <text:p>321.906.138 </text:p>
          </table:table-cell>
          <table:table-cell table:style-name="ce18" office:value-type="float" office:value="179498746" calcext:value-type="float">
            <text:p>179.498.746 </text:p>
          </table:table-cell>
          <table:table-cell table:style-name="ce18" office:value-type="float" office:value="505383400" calcext:value-type="float">
            <text:p>505.383.400 </text:p>
          </table:table-cell>
          <table:table-cell table:style-name="ce18" office:value-type="float" office:value="116607025" calcext:value-type="float">
            <text:p>116.607.025 </text:p>
          </table:table-cell>
          <table:table-cell table:style-name="ce18" office:value-type="float" office:value="1439204203" calcext:value-type="float">
            <text:p>1.439.204.203 </text:p>
          </table:table-cell>
          <table:table-cell table:style-name="ce18" office:value-type="float" office:value="3258674583" calcext:value-type="float">
            <text:p>3.258.674.583 </text:p>
          </table:table-cell>
          <table:table-cell table:style-name="ce18" office:value-type="float" office:value="151735684" calcext:value-type="float">
            <text:p>151.735.684 </text:p>
          </table:table-cell>
          <table:table-cell table:style-name="ce18" office:value-type="float" office:value="92024918" calcext:value-type="float">
            <text:p>92.024.918 </text:p>
          </table:table-cell>
          <table:table-cell table:style-name="ce18" office:value-type="float" office:value="28296403" calcext:value-type="float">
            <text:p>28.296.403 </text:p>
          </table:table-cell>
          <table:table-cell table:style-name="ce18" office:value-type="float" office:value="1697499750" calcext:value-type="float">
            <text:p>1.697.499.750 </text:p>
          </table:table-cell>
          <table:table-cell table:style-name="ce18" office:value-type="float" office:value="1006726621" calcext:value-type="float">
            <text:p>1.006.726.621 </text:p>
          </table:table-cell>
          <table:table-cell table:style-name="ce18" office:value-type="float" office:value="127476574" calcext:value-type="float">
            <text:p>127.476.574 </text:p>
          </table:table-cell>
          <table:table-cell table:style-name="ce18" office:value-type="float" office:value="10448382637" calcext:value-type="float">
            <text:p>10.448.382.637 </text:p>
          </table:table-cell>
          <table:table-cell table:style-name="ce18" office:value-type="float" office:value="58815690" calcext:value-type="float">
            <text:p>58.815.690 </text:p>
          </table:table-cell>
          <table:table-cell table:style-name="ce28" office:value-type="float" office:value="25702933875" calcext:value-type="float">
            <text:p>25.702.933.875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2965099" calcext:value-type="float">
            <text:p>2.965.099 </text:p>
          </table:table-cell>
          <table:table-cell table:style-name="ce18" office:value-type="float" office:value="7590184" calcext:value-type="float">
            <text:p>7.590.184 </text:p>
          </table:table-cell>
          <table:table-cell table:style-name="ce18" office:value-type="float" office:value="21187505" calcext:value-type="float">
            <text:p>21.187.505 </text:p>
          </table:table-cell>
          <table:table-cell table:style-name="ce18" office:value-type="float" office:value="1718904" calcext:value-type="float">
            <text:p>1.718.904 </text:p>
          </table:table-cell>
          <table:table-cell table:style-name="ce18" office:value-type="float" office:value="60862480" calcext:value-type="float">
            <text:p>60.862.480 </text:p>
          </table:table-cell>
          <table:table-cell table:style-name="ce18" office:value-type="float" office:value="54070334" calcext:value-type="float">
            <text:p>54.070.334 </text:p>
          </table:table-cell>
          <table:table-cell table:style-name="ce18" office:value-type="float" office:value="122641452" calcext:value-type="float">
            <text:p>122.641.452 </text:p>
          </table:table-cell>
          <table:table-cell table:style-name="ce18" office:value-type="float" office:value="35174794" calcext:value-type="float">
            <text:p>35.174.794 </text:p>
          </table:table-cell>
          <table:table-cell table:style-name="ce18" office:value-type="float" office:value="33474976" calcext:value-type="float">
            <text:p>33.474.976 </text:p>
          </table:table-cell>
          <table:table-cell table:style-name="ce18" office:value-type="float" office:value="13342079" calcext:value-type="float">
            <text:p>13.342.079 </text:p>
          </table:table-cell>
          <table:table-cell table:style-name="ce18" office:value-type="float" office:value="192815374" calcext:value-type="float">
            <text:p>192.815.374 </text:p>
          </table:table-cell>
          <table:table-cell table:style-name="ce18" office:value-type="float" office:value="17028838" calcext:value-type="float">
            <text:p>17.028.838 </text:p>
          </table:table-cell>
          <table:table-cell table:style-name="ce18" office:value-type="float" office:value="24409353" calcext:value-type="float">
            <text:p>24.409.353 </text:p>
          </table:table-cell>
          <table:table-cell table:style-name="ce18" office:value-type="float" office:value="25474362" calcext:value-type="float">
            <text:p>25.474.362 </text:p>
          </table:table-cell>
          <table:table-cell table:style-name="ce18" office:value-type="float" office:value="11703447" calcext:value-type="float">
            <text:p>11.703.447 </text:p>
          </table:table-cell>
          <table:table-cell table:style-name="ce18" office:value-type="float" office:value="57795721" calcext:value-type="float">
            <text:p>57.795.721 </text:p>
          </table:table-cell>
          <table:table-cell table:style-name="ce18" office:value-type="float" office:value="6622418" calcext:value-type="float">
            <text:p>6.622.418 </text:p>
          </table:table-cell>
          <table:table-cell table:style-name="ce18" office:value-type="float" office:value="156013029" calcext:value-type="float">
            <text:p>156.013.029 </text:p>
          </table:table-cell>
          <table:table-cell table:style-name="ce18" office:value-type="float" office:value="357441334" calcext:value-type="float">
            <text:p>357.441.334 </text:p>
          </table:table-cell>
          <table:table-cell table:style-name="ce18" office:value-type="float" office:value="12724695" calcext:value-type="float">
            <text:p>12.724.695 </text:p>
          </table:table-cell>
          <table:table-cell table:style-name="ce18" office:value-type="float" office:value="7672278" calcext:value-type="float">
            <text:p>7.672.278 </text:p>
          </table:table-cell>
          <table:table-cell table:style-name="ce18" office:value-type="float" office:value="1418357" calcext:value-type="float">
            <text:p>1.418.357 </text:p>
          </table:table-cell>
          <table:table-cell table:style-name="ce18" office:value-type="float" office:value="171254734" calcext:value-type="float">
            <text:p>171.254.734 </text:p>
          </table:table-cell>
          <table:table-cell table:style-name="ce18" office:value-type="float" office:value="110890960" calcext:value-type="float">
            <text:p>110.890.960 </text:p>
          </table:table-cell>
          <table:table-cell table:style-name="ce18" office:value-type="float" office:value="8441402" calcext:value-type="float">
            <text:p>8.441.402 </text:p>
          </table:table-cell>
          <table:table-cell table:style-name="ce18" office:value-type="float" office:value="1302409561" calcext:value-type="float">
            <text:p>1.302.409.561 </text:p>
          </table:table-cell>
          <table:table-cell table:style-name="ce18" office:value-type="float" office:value="4066667" calcext:value-type="float">
            <text:p>4.066.667 </text:p>
          </table:table-cell>
          <table:table-cell table:style-name="ce28" office:value-type="float" office:value="2821210335" calcext:value-type="float">
            <text:p>2.821.210.335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85028299" calcext:value-type="float">
            <text:p>85.028.299 </text:p>
          </table:table-cell>
          <table:table-cell table:style-name="ce16" office:value-type="float" office:value="273987560" calcext:value-type="float">
            <text:p>273.987.560 </text:p>
          </table:table-cell>
          <table:table-cell table:style-name="ce16" office:value-type="float" office:value="1096415762" calcext:value-type="float">
            <text:p>1.096.415.762 </text:p>
          </table:table-cell>
          <table:table-cell table:style-name="ce16" office:value-type="float" office:value="65778632" calcext:value-type="float">
            <text:p>65.778.632 </text:p>
          </table:table-cell>
          <table:table-cell table:style-name="ce16" office:value-type="float" office:value="1870498708" calcext:value-type="float">
            <text:p>1.870.498.708 </text:p>
          </table:table-cell>
          <table:table-cell table:style-name="ce16" office:value-type="float" office:value="1286597242" calcext:value-type="float">
            <text:p>1.286.597.242 </text:p>
          </table:table-cell>
          <table:table-cell table:style-name="ce16" office:value-type="float" office:value="7720090867" calcext:value-type="float">
            <text:p>7.720.090.867 </text:p>
          </table:table-cell>
          <table:table-cell table:style-name="ce16" office:value-type="float" office:value="1483409630" calcext:value-type="float">
            <text:p>1.483.409.630 </text:p>
          </table:table-cell>
          <table:table-cell table:style-name="ce16" office:value-type="float" office:value="1049257130" calcext:value-type="float">
            <text:p>1.049.257.130 </text:p>
          </table:table-cell>
          <table:table-cell table:style-name="ce16" office:value-type="float" office:value="616629426" calcext:value-type="float">
            <text:p>616.629.426 </text:p>
          </table:table-cell>
          <table:table-cell table:style-name="ce16" office:value-type="float" office:value="5056051303" calcext:value-type="float">
            <text:p>5.056.051.303 </text:p>
          </table:table-cell>
          <table:table-cell table:style-name="ce16" office:value-type="float" office:value="450083220" calcext:value-type="float">
            <text:p>450.083.220 </text:p>
          </table:table-cell>
          <table:table-cell table:style-name="ce16" office:value-type="float" office:value="595605162" calcext:value-type="float">
            <text:p>595.605.162 </text:p>
          </table:table-cell>
          <table:table-cell table:style-name="ce16" office:value-type="float" office:value="802084303" calcext:value-type="float">
            <text:p>802.084.303 </text:p>
          </table:table-cell>
          <table:table-cell table:style-name="ce16" office:value-type="float" office:value="442108956" calcext:value-type="float">
            <text:p>442.108.956 </text:p>
          </table:table-cell>
          <table:table-cell table:style-name="ce16" office:value-type="float" office:value="1716378917" calcext:value-type="float">
            <text:p>1.716.378.917 </text:p>
          </table:table-cell>
          <table:table-cell table:style-name="ce16" office:value-type="float" office:value="268164250" calcext:value-type="float">
            <text:p>268.164.250 </text:p>
          </table:table-cell>
          <table:table-cell table:style-name="ce16" office:value-type="float" office:value="4581345351" calcext:value-type="float">
            <text:p>4.581.345.351 </text:p>
          </table:table-cell>
          <table:table-cell table:style-name="ce16" office:value-type="float" office:value="14496573622" calcext:value-type="float">
            <text:p>14.496.573.622 </text:p>
          </table:table-cell>
          <table:table-cell table:style-name="ce16" office:value-type="float" office:value="389448556" calcext:value-type="float">
            <text:p>389.448.556 </text:p>
          </table:table-cell>
          <table:table-cell table:style-name="ce16" office:value-type="float" office:value="226119173" calcext:value-type="float">
            <text:p>226.119.173 </text:p>
          </table:table-cell>
          <table:table-cell table:style-name="ce16" office:value-type="float" office:value="65901646" calcext:value-type="float">
            <text:p>65.901.646 </text:p>
          </table:table-cell>
          <table:table-cell table:style-name="ce16" office:value-type="float" office:value="4315386122" calcext:value-type="float">
            <text:p>4.315.386.122 </text:p>
          </table:table-cell>
          <table:table-cell table:style-name="ce16" office:value-type="float" office:value="3655511388" calcext:value-type="float">
            <text:p>3.655.511.388 </text:p>
          </table:table-cell>
          <table:table-cell table:style-name="ce16" office:value-type="float" office:value="278502462" calcext:value-type="float">
            <text:p>278.502.462 </text:p>
          </table:table-cell>
          <table:table-cell table:style-name="ce16" office:value-type="float" office:value="39486416523" calcext:value-type="float">
            <text:p>39.486.416.523 </text:p>
          </table:table-cell>
          <table:table-cell table:style-name="ce16" office:value-type="float" office:value="134270303" calcext:value-type="float">
            <text:p>134.270.303 </text:p>
          </table:table-cell>
          <table:table-cell table:style-name="ce26" office:value-type="float" office:value="92507644514" calcext:value-type="float">
            <text:p>92.507.644.514 </text:p>
          </table:table-cell>
          <table:table-cell table:number-columns-repeated="995"/>
        </table:table-row>
        <table:table-row table:style-name="ro9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816712" calcext:value-type="float">
            <text:p>816.712 </text:p>
          </table:table-cell>
          <table:table-cell table:style-name="ce15" office:value-type="float" office:value="3424270" calcext:value-type="float">
            <text:p>3.424.270 </text:p>
          </table:table-cell>
          <table:table-cell table:style-name="ce15" office:value-type="float" office:value="5209519" calcext:value-type="float">
            <text:p>5.209.519 </text:p>
          </table:table-cell>
          <table:table-cell table:style-name="ce15" office:value-type="float" office:value="582979" calcext:value-type="float">
            <text:p>582.979 </text:p>
          </table:table-cell>
          <table:table-cell table:style-name="ce15" office:value-type="float" office:value="14634520" calcext:value-type="float">
            <text:p>14.634.520 </text:p>
          </table:table-cell>
          <table:table-cell table:style-name="ce15" office:value-type="float" office:value="8883221" calcext:value-type="float">
            <text:p>8.883.221 </text:p>
          </table:table-cell>
          <table:table-cell table:style-name="ce15" office:value-type="float" office:value="9070189" calcext:value-type="float">
            <text:p>9.070.189 </text:p>
          </table:table-cell>
          <table:table-cell table:style-name="ce15" office:value-type="float" office:value="6061808" calcext:value-type="float">
            <text:p>6.061.808 </text:p>
          </table:table-cell>
          <table:table-cell table:style-name="ce15" office:value-type="float" office:value="11452223" calcext:value-type="float">
            <text:p>11.452.223 </text:p>
          </table:table-cell>
          <table:table-cell table:style-name="ce15" office:value-type="float" office:value="4796650" calcext:value-type="float">
            <text:p>4.796.650 </text:p>
          </table:table-cell>
          <table:table-cell table:style-name="ce15" office:value-type="float" office:value="35662941" calcext:value-type="float">
            <text:p>35.662.941 </text:p>
          </table:table-cell>
          <table:table-cell table:style-name="ce15" office:value-type="float" office:value="3678988" calcext:value-type="float">
            <text:p>3.678.988 </text:p>
          </table:table-cell>
          <table:table-cell table:style-name="ce15" office:value-type="float" office:value="10447086" calcext:value-type="float">
            <text:p>10.447.086 </text:p>
          </table:table-cell>
          <table:table-cell table:style-name="ce15" office:value-type="float" office:value="6241774" calcext:value-type="float">
            <text:p>6.241.774 </text:p>
          </table:table-cell>
          <table:table-cell table:style-name="ce15" office:value-type="float" office:value="3731500" calcext:value-type="float">
            <text:p>3.731.500 </text:p>
          </table:table-cell>
          <table:table-cell table:style-name="ce15" office:value-type="float" office:value="32891479" calcext:value-type="float">
            <text:p>32.891.479 </text:p>
          </table:table-cell>
          <table:table-cell table:style-name="ce15" office:value-type="float" office:value="1898570" calcext:value-type="float">
            <text:p>1.898.570 </text:p>
          </table:table-cell>
          <table:table-cell table:style-name="ce15" office:value-type="float" office:value="22163688" calcext:value-type="float">
            <text:p>22.163.688 </text:p>
          </table:table-cell>
          <table:table-cell table:style-name="ce15" office:value-type="float" office:value="1057078032" calcext:value-type="float">
            <text:p>1.057.078.032 </text:p>
          </table:table-cell>
          <table:table-cell table:style-name="ce15" office:value-type="float" office:value="2137263" calcext:value-type="float">
            <text:p>2.137.263 </text:p>
          </table:table-cell>
          <table:table-cell table:style-name="ce15" office:value-type="float" office:value="1431098" calcext:value-type="float">
            <text:p>1.431.098 </text:p>
          </table:table-cell>
          <table:table-cell table:style-name="ce15" office:value-type="float" office:value="318555" calcext:value-type="float">
            <text:p>318.555 </text:p>
          </table:table-cell>
          <table:table-cell table:style-name="ce15" office:value-type="float" office:value="21443875" calcext:value-type="float">
            <text:p>21.443.875 </text:p>
          </table:table-cell>
          <table:table-cell table:style-name="ce15" office:value-type="float" office:value="12636070" calcext:value-type="float">
            <text:p>12.636.070 </text:p>
          </table:table-cell>
          <table:table-cell table:style-name="ce15" office:value-type="float" office:value="6154228" calcext:value-type="float">
            <text:p>6.154.228 </text:p>
          </table:table-cell>
          <table:table-cell table:style-name="ce15" office:value-type="float" office:value="320223107" calcext:value-type="float">
            <text:p>320.223.107 </text:p>
          </table:table-cell>
          <table:table-cell table:style-name="ce15" office:value-type="float" office:value="1434011" calcext:value-type="float">
            <text:p>1.434.011 </text:p>
          </table:table-cell>
          <table:table-cell table:style-name="ce25" office:value-type="float" office:value="1604504357" calcext:value-type="float">
            <text:p>1.604.504.357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85845011" calcext:value-type="float">
            <text:p>85.845.011 </text:p>
          </table:table-cell>
          <table:table-cell table:style-name="ce16" office:value-type="float" office:value="277411830" calcext:value-type="float">
            <text:p>277.411.830 </text:p>
          </table:table-cell>
          <table:table-cell table:style-name="ce16" office:value-type="float" office:value="1101625280" calcext:value-type="float">
            <text:p>1.101.625.280 </text:p>
          </table:table-cell>
          <table:table-cell table:style-name="ce16" office:value-type="float" office:value="66361612" calcext:value-type="float">
            <text:p>66.361.612 </text:p>
          </table:table-cell>
          <table:table-cell table:style-name="ce16" office:value-type="float" office:value="1885133228" calcext:value-type="float">
            <text:p>1.885.133.228 </text:p>
          </table:table-cell>
          <table:table-cell table:style-name="ce16" office:value-type="float" office:value="1295480463" calcext:value-type="float">
            <text:p>1.295.480.463 </text:p>
          </table:table-cell>
          <table:table-cell table:style-name="ce16" office:value-type="float" office:value="7729161057" calcext:value-type="float">
            <text:p>7.729.161.057 </text:p>
          </table:table-cell>
          <table:table-cell table:style-name="ce16" office:value-type="float" office:value="1489471438" calcext:value-type="float">
            <text:p>1.489.471.438 </text:p>
          </table:table-cell>
          <table:table-cell table:style-name="ce16" office:value-type="float" office:value="1060709352" calcext:value-type="float">
            <text:p>1.060.709.352 </text:p>
          </table:table-cell>
          <table:table-cell table:style-name="ce16" office:value-type="float" office:value="621426075" calcext:value-type="float">
            <text:p>621.426.075 </text:p>
          </table:table-cell>
          <table:table-cell table:style-name="ce16" office:value-type="float" office:value="5091714244" calcext:value-type="float">
            <text:p>5.091.714.244 </text:p>
          </table:table-cell>
          <table:table-cell table:style-name="ce16" office:value-type="float" office:value="453762208" calcext:value-type="float">
            <text:p>453.762.208 </text:p>
          </table:table-cell>
          <table:table-cell table:style-name="ce16" office:value-type="float" office:value="606052248" calcext:value-type="float">
            <text:p>606.052.248 </text:p>
          </table:table-cell>
          <table:table-cell table:style-name="ce16" office:value-type="float" office:value="808326077" calcext:value-type="float">
            <text:p>808.326.077 </text:p>
          </table:table-cell>
          <table:table-cell table:style-name="ce16" office:value-type="float" office:value="445840456" calcext:value-type="float">
            <text:p>445.840.456 </text:p>
          </table:table-cell>
          <table:table-cell table:style-name="ce16" office:value-type="float" office:value="1749270396" calcext:value-type="float">
            <text:p>1.749.270.396 </text:p>
          </table:table-cell>
          <table:table-cell table:style-name="ce16" office:value-type="float" office:value="270062820" calcext:value-type="float">
            <text:p>270.062.820 </text:p>
          </table:table-cell>
          <table:table-cell table:style-name="ce16" office:value-type="float" office:value="4603509039" calcext:value-type="float">
            <text:p>4.603.509.039 </text:p>
          </table:table-cell>
          <table:table-cell table:style-name="ce16" office:value-type="float" office:value="15553651654" calcext:value-type="float">
            <text:p>15.553.651.654 </text:p>
          </table:table-cell>
          <table:table-cell table:style-name="ce16" office:value-type="float" office:value="391585819" calcext:value-type="float">
            <text:p>391.585.819 </text:p>
          </table:table-cell>
          <table:table-cell table:style-name="ce16" office:value-type="float" office:value="227550271" calcext:value-type="float">
            <text:p>227.550.271 </text:p>
          </table:table-cell>
          <table:table-cell table:style-name="ce16" office:value-type="float" office:value="66220201" calcext:value-type="float">
            <text:p>66.220.201 </text:p>
          </table:table-cell>
          <table:table-cell table:style-name="ce16" office:value-type="float" office:value="4336829997" calcext:value-type="float">
            <text:p>4.336.829.997 </text:p>
          </table:table-cell>
          <table:table-cell table:style-name="ce16" office:value-type="float" office:value="3668147458" calcext:value-type="float">
            <text:p>3.668.147.458 </text:p>
          </table:table-cell>
          <table:table-cell table:style-name="ce16" office:value-type="float" office:value="284656690" calcext:value-type="float">
            <text:p>284.656.690 </text:p>
          </table:table-cell>
          <table:table-cell table:style-name="ce16" office:value-type="float" office:value="39806639630" calcext:value-type="float">
            <text:p>39.806.639.630 </text:p>
          </table:table-cell>
          <table:table-cell table:style-name="ce16" office:value-type="float" office:value="135704314" calcext:value-type="float">
            <text:p>135.704.314 </text:p>
          </table:table-cell>
          <table:table-cell table:style-name="ce26" office:value-type="float" office:value="94112148870" calcext:value-type="float">
            <text:p>94.112.148.870 </text:p>
          </table:table-cell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loext:fill-character> </loext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6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7" number:min-integer-digits="1" number:grouping="true"/>
      <number:text> </number:text>
    </number:number-style>
    <number:number-style style:name="N232P1" style:volatile="true">
      <loext:fill-character> </loext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23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loext:fill-character> </loext:fill-character>
      <number:number number:decimal-places="9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loext:fill-character> </loext:fill-character>
      <number:number number:decimal-places="10" number:min-integer-digits="1" number:grouping="true"/>
      <number:text> </number:text>
    </number:number-style>
    <number:number-style style:name="N241P1" style:volatile="true">
      <loext:fill-character> </loext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loext:fill-character> </loext:fill-character>
      <number:number number:decimal-places="11" number:min-integer-digits="1" number:grouping="true"/>
      <number:text> </number:text>
    </number:number-style>
    <number:number-style style:name="N244P1" style:volatile="true">
      <loext:fill-character> </loext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loext:fill-character> </loext:fill-character>
      <number:number number:decimal-places="12" number:min-integer-digits="1" number:grouping="true"/>
      <number:text> </number:text>
    </number:number-style>
    <number:number-style style:name="N247P1" style:volatile="true">
      <loext:fill-character> </loext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5:41:53.62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5-04-20T15:44:57.742000000</dc:date>
    <meta:print-date>2011-05-12T16:46:54</meta:print-date>
    <meta:generator>LibreOffice/4.2.5.2$Windows_x86 LibreOffice_project/61cb170a04bb1f12e77c884eab9192be736ec5f5</meta:generator>
    <meta:editing-duration>PT1H3M42S</meta:editing-duration>
    <meta:editing-cycles>35</meta:editing-cycles>
    <meta:document-statistic meta:table-count="1" meta:cell-count="1163" meta:object-count="2"/>
  </office:meta>
</office:document-meta>
</file>